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Heading_20_3">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Heading_20_3">
      <style:text-properties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5" style:family="paragraph" style:parent-style-name="Heading_20_3">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Text_20_body">
      <style:paragraph-properties fo:text-align="center" style:justify-single-word="false"/>
      <style:text-properties fo:font-size="14pt" fo:font-weight="normal" officeooo:paragraph-rsid="00106315" style:font-size-asian="12.25pt" style:font-weight-asian="normal" style:font-size-complex="14pt" style:font-weight-complex="normal"/>
    </style:style>
    <style:style style:name="P7" style:family="paragraph" style:parent-style-name="Text_20_body">
      <style:paragraph-properties fo:text-align="justify" style:justify-single-word="false"/>
      <style:text-properties fo:font-size="14pt" fo:font-weight="normal" officeooo:paragraph-rsid="00106315" style:font-size-asian="12.25pt" style:font-weight-asian="normal" style:font-size-complex="14pt" style:font-weight-complex="normal"/>
    </style:style>
    <style:style style:name="P8" style:family="paragraph" style:parent-style-name="Heading_20_3">
      <style:text-properties fo:font-size="14pt" style:font-size-asian="14pt" style:font-size-complex="14pt"/>
    </style:style>
    <style:style style:name="P9" style:family="paragraph" style:parent-style-name="Heading_20_3">
      <style:paragraph-properties fo:text-align="justify" style:justify-single-word="false"/>
      <style:text-properties fo:font-size="14pt" style:font-size-asian="14pt" style:font-size-complex="14pt"/>
    </style:style>
    <style:style style:name="P10" style:family="paragraph" style:parent-style-name="Heading_20_4">
      <style:paragraph-properties fo:text-align="justify" style:justify-single-word="false"/>
      <style:text-properties fo:font-size="14pt" style:font-size-asian="14pt" style:font-size-complex="14pt"/>
    </style:style>
    <style:style style:name="P11" style:family="paragraph" style:parent-style-name="Text_20_body">
      <style:paragraph-properties fo:text-align="justify" style:justify-single-word="false"/>
      <style:text-properties fo:font-size="14pt"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fo:font-size="14pt" officeooo:paragraph-rsid="00106315" style:font-size-asian="14pt" style:font-size-complex="14pt"/>
    </style:style>
    <style:style style:name="P15" style:family="paragraph" style:parent-style-name="Heading_20_2">
      <style:paragraph-properties fo:text-align="center" style:justify-single-word="false"/>
      <style:text-properties fo:font-size="16pt" style:font-size-asian="16pt" style:font-size-complex="16pt"/>
    </style:style>
    <style:style style:name="P16" style:family="paragraph" style:parent-style-name="Heading_20_2">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Heading_20_3">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 style:family="paragraph" style:parent-style-name="Heading_20_3">
      <style:paragraph-properties fo:text-align="center" style:justify-single-word="false"/>
    </style:style>
    <style:style style:name="P21" style:family="paragraph" style:parent-style-name="Heading_20_3">
      <style:paragraph-properties fo:text-align="justify" style:justify-single-word="false"/>
    </style:style>
    <style:style style:name="P22" style:family="paragraph" style:parent-style-name="Heading_20_4">
      <style:paragraph-properties fo:text-align="justify" style:justify-single-word="false"/>
    </style:style>
    <style:style style:name="P23" style:family="paragraph" style:parent-style-name="Text_20_body">
      <style:paragraph-properties fo:text-align="justify" style:justify-single-word="false"/>
      <style:text-properties officeooo:paragraph-rsid="00106315"/>
    </style:style>
    <style:style style:name="P24" style:family="paragraph" style:parent-style-name="Text_20_body">
      <style:paragraph-properties fo:text-align="justify" style:justify-single-word="false"/>
    </style:style>
    <style:style style:name="P25" style:family="paragraph" style:parent-style-name="Heading_20_3">
      <style:text-properties style:font-name="Times New Roman" fo:font-size="14pt" style:font-size-asian="14pt" style:font-size-complex="14pt"/>
    </style:style>
    <style:style style:name="P26"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7" style:family="paragraph" style:parent-style-name="Text_20_body">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28" style:family="paragraph" style:parent-style-name="Heading_20_3">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text-properties fo:font-size="14pt" style:font-size-asian="14pt" style:font-size-complex="14pt"/>
    </style:style>
    <style:style style:name="P31" style:family="paragraph" style:parent-style-name="Text_20_body" style:list-style-name="L2">
      <style:paragraph-properties fo:margin-top="0cm" fo:margin-bottom="0cm" style:contextual-spacing="false"/>
      <style:text-properties fo:font-size="14pt" style:font-size-asian="14pt" style:font-size-complex="14pt"/>
    </style:style>
    <style:style style:name="P32" style:family="paragraph" style:parent-style-name="Text_20_body" style:list-style-name="L2">
      <style:text-properties fo:font-size="14pt" style:font-size-asian="14pt" style:font-size-complex="14pt"/>
    </style:style>
    <style:style style:name="P33" style:family="paragraph" style:parent-style-name="Text_20_body" style:list-style-name="L4">
      <style:paragraph-properties fo:margin-top="0cm" fo:margin-bottom="0cm" style:contextual-spacing="false"/>
      <style:text-properties fo:font-size="14pt" style:font-size-asian="14pt" style:font-size-complex="14pt"/>
    </style:style>
    <style:style style:name="P34" style:family="paragraph" style:parent-style-name="Text_20_body" style:list-style-name="L4">
      <style:text-properties fo:font-size="14pt" style:font-size-asian="14pt" style:font-size-complex="14pt"/>
    </style:style>
    <style:style style:name="P35" style:family="paragraph" style:parent-style-name="Text_20_body" style:list-style-name="L5">
      <style:paragraph-properties fo:margin-top="0cm" fo:margin-bottom="0cm" style:contextual-spacing="false"/>
      <style:text-properties fo:font-size="14pt" style:font-size-asian="14pt" style:font-size-complex="14pt"/>
    </style:style>
    <style:style style:name="P36" style:family="paragraph" style:parent-style-name="Text_20_body" style:list-style-name="L5">
      <style:text-properties fo:font-size="14pt" style:font-size-asian="14pt" style:font-size-complex="14pt"/>
    </style:style>
    <style:style style:name="P37" style:family="paragraph" style:parent-style-name="Text_20_body" style:list-style-name="L15">
      <style:paragraph-properties fo:text-align="justify" style:justify-single-word="false"/>
      <style:text-properties fo:font-size="14pt" officeooo:paragraph-rsid="00106315" style:font-size-asian="14pt" style:font-size-complex="14pt"/>
    </style:style>
    <style:style style:name="P38" style:family="paragraph" style:parent-style-name="Text_20_body" style:list-style-name="L16">
      <style:paragraph-properties fo:text-align="justify" style:justify-single-word="false"/>
      <style:text-properties fo:font-size="14pt" style:font-size-asian="14pt" style:font-size-complex="14pt"/>
    </style:style>
    <style:style style:name="P39" style:family="paragraph" style:parent-style-name="Text_20_body" style:list-style-name="L34">
      <style:paragraph-properties fo:margin-top="0cm" fo:margin-bottom="0cm" style:contextual-spacing="false" fo:text-align="justify" style:justify-single-word="false"/>
      <style:text-properties fo:font-size="14pt" style:font-size-asian="14pt" style:font-size-complex="14pt"/>
    </style:style>
    <style:style style:name="P40" style:family="paragraph" style:parent-style-name="Text_20_body" style:list-style-name="L35">
      <style:paragraph-properties fo:margin-top="0cm" fo:margin-bottom="0cm" style:contextual-spacing="false" fo:text-align="justify" style:justify-single-word="false"/>
      <style:text-properties fo:font-size="14pt" style:font-size-asian="14pt" style:font-size-complex="14pt"/>
    </style:style>
    <style:style style:name="P41" style:family="paragraph" style:parent-style-name="Text_20_body" style:list-style-name="L35">
      <style:paragraph-properties fo:text-align="justify" style:justify-single-word="false"/>
      <style:text-properties fo:font-size="14pt" style:font-size-asian="14pt" style:font-size-complex="14pt"/>
    </style:style>
    <style:style style:name="P42" style:family="paragraph" style:parent-style-name="Text_20_body" style:list-style-name="L36">
      <style:paragraph-properties fo:margin-top="0cm" fo:margin-bottom="0cm" style:contextual-spacing="false" fo:text-align="justify" style:justify-single-word="false"/>
      <style:text-properties fo:font-size="14pt" style:font-size-asian="14pt" style:font-size-complex="14pt"/>
    </style:style>
    <style:style style:name="P43" style:family="paragraph" style:parent-style-name="Text_20_body" style:list-style-name="L36">
      <style:paragraph-properties fo:text-align="justify" style:justify-single-word="false"/>
      <style:text-properties fo:font-size="14pt" style:font-size-asian="14pt" style:font-size-complex="14pt"/>
    </style:style>
    <style:style style:name="P44" style:family="paragraph" style:parent-style-name="Text_20_body" style:list-style-name="L37">
      <style:paragraph-properties fo:margin-top="0cm" fo:margin-bottom="0cm" style:contextual-spacing="false" fo:text-align="justify" style:justify-single-word="false"/>
      <style:text-properties fo:font-size="14pt" style:font-size-asian="14pt" style:font-size-complex="14pt"/>
    </style:style>
    <style:style style:name="P45" style:family="paragraph" style:parent-style-name="Text_20_body" style:list-style-name="L37">
      <style:paragraph-properties fo:text-align="justify" style:justify-single-word="false"/>
      <style:text-properties fo:font-size="14pt" style:font-size-asian="14pt" style:font-size-complex="14pt"/>
    </style:style>
    <style:style style:name="P46" style:family="paragraph" style:parent-style-name="Text_20_body" style:list-style-name="L38">
      <style:paragraph-properties fo:margin-top="0cm" fo:margin-bottom="0cm" style:contextual-spacing="false" fo:text-align="justify" style:justify-single-word="false"/>
      <style:text-properties fo:font-size="14pt" style:font-size-asian="14pt" style:font-size-complex="14pt"/>
    </style:style>
    <style:style style:name="P47" style:family="paragraph" style:parent-style-name="Text_20_body" style:list-style-name="L38">
      <style:paragraph-properties fo:text-align="justify" style:justify-single-word="false"/>
      <style:text-properties fo:font-size="14pt" style:font-size-asian="14pt" style:font-size-complex="14pt"/>
    </style:style>
    <style:style style:name="P48" style:family="paragraph" style:parent-style-name="Text_20_body" style:list-style-name="L39">
      <style:paragraph-properties fo:margin-top="0cm" fo:margin-bottom="0cm" style:contextual-spacing="false" fo:text-align="justify" style:justify-single-word="false"/>
      <style:text-properties fo:font-size="14pt" style:font-size-asian="14pt" style:font-size-complex="14pt"/>
    </style:style>
    <style:style style:name="P49" style:family="paragraph" style:parent-style-name="Text_20_body" style:list-style-name="L39">
      <style:paragraph-properties fo:text-align="justify" style:justify-single-word="false"/>
      <style:text-properties fo:font-size="14pt" style:font-size-asian="14pt" style:font-size-complex="14pt"/>
    </style:style>
    <style:style style:name="P50" style:family="paragraph" style:parent-style-name="Text_20_body" style:list-style-name="L55">
      <style:paragraph-properties fo:margin-top="0cm" fo:margin-bottom="0cm" style:contextual-spacing="false" fo:text-align="justify" style:justify-single-word="false"/>
      <style:text-properties fo:font-size="14pt" style:font-size-asian="14pt" style:font-size-complex="14pt"/>
    </style:style>
    <style:style style:name="P51" style:family="paragraph" style:parent-style-name="Text_20_body" style:list-style-name="L55">
      <style:paragraph-properties fo:text-align="justify" style:justify-single-word="false"/>
      <style:text-properties fo:font-size="14pt" style:font-size-asian="14pt" style:font-size-complex="14pt"/>
    </style:style>
    <style:style style:name="P52" style:family="paragraph" style:parent-style-name="Text_20_body" style:list-style-name="L57">
      <style:paragraph-properties fo:text-align="justify" style:justify-single-word="false"/>
      <style:text-properties fo:font-size="14pt" style:font-size-asian="14pt" style:font-size-complex="14pt"/>
    </style:style>
    <style:style style:name="P53" style:family="paragraph" style:parent-style-name="Text_20_body" style:list-style-name="L58">
      <style:paragraph-properties fo:margin-top="0cm" fo:margin-bottom="0cm" style:contextual-spacing="false" fo:text-align="justify" style:justify-single-word="false"/>
      <style:text-properties fo:font-size="14pt" style:font-size-asian="14pt" style:font-size-complex="14pt"/>
    </style:style>
    <style:style style:name="P54" style:family="paragraph" style:parent-style-name="Text_20_body" style:list-style-name="L58">
      <style:paragraph-properties fo:text-align="justify" style:justify-single-word="false"/>
      <style:text-properties fo:font-size="14pt" style:font-size-asian="14pt" style:font-size-complex="14pt"/>
    </style:style>
    <style:style style:name="P55" style:family="paragraph" style:parent-style-name="Text_20_body" style:list-style-name="L18">
      <style:paragraph-properties fo:margin-top="0cm" fo:margin-bottom="0cm" style:contextual-spacing="false"/>
      <style:text-properties fo:font-size="14pt" style:font-size-asian="14pt" style:font-size-complex="14pt"/>
    </style:style>
    <style:style style:name="P56" style:family="paragraph" style:parent-style-name="Text_20_body" style:list-style-name="L18">
      <style:text-properties fo:font-size="14pt" style:font-size-asian="14pt" style:font-size-complex="14pt"/>
    </style:style>
    <style:style style:name="P57" style:family="paragraph" style:parent-style-name="Text_20_body" style:list-style-name="L19">
      <style:paragraph-properties fo:margin-top="0cm" fo:margin-bottom="0cm" style:contextual-spacing="false"/>
      <style:text-properties fo:font-size="14pt" style:font-size-asian="14pt" style:font-size-complex="14pt"/>
    </style:style>
    <style:style style:name="P58" style:family="paragraph" style:parent-style-name="Text_20_body" style:list-style-name="L23">
      <style:paragraph-properties fo:margin-top="0cm" fo:margin-bottom="0cm" style:contextual-spacing="false"/>
      <style:text-properties fo:font-size="14pt" style:font-size-asian="14pt" style:font-size-complex="14pt"/>
    </style:style>
    <style:style style:name="P59" style:family="paragraph" style:parent-style-name="Text_20_body" style:list-style-name="L23">
      <style:text-properties fo:font-size="14pt" style:font-size-asian="14pt" style:font-size-complex="14pt"/>
    </style:style>
    <style:style style:name="P60" style:family="paragraph" style:parent-style-name="Text_20_body" style:list-style-name="L31">
      <style:paragraph-properties fo:margin-top="0cm" fo:margin-bottom="0cm" style:contextual-spacing="false"/>
      <style:text-properties fo:font-size="14pt" style:font-size-asian="14pt" style:font-size-complex="14pt"/>
    </style:style>
    <style:style style:name="P61" style:family="paragraph" style:parent-style-name="Text_20_body" style:list-style-name="L33">
      <style:paragraph-properties fo:margin-top="0cm" fo:margin-bottom="0cm" style:contextual-spacing="false"/>
      <style:text-properties fo:font-size="14pt" style:font-size-asian="14pt" style:font-size-complex="14pt"/>
    </style:style>
    <style:style style:name="P62" style:family="paragraph" style:parent-style-name="Text_20_body" style:list-style-name="L33">
      <style:text-properties fo:font-size="14pt" style:font-size-asian="14pt" style:font-size-complex="14pt"/>
    </style:style>
    <style:style style:name="P63" style:family="paragraph" style:parent-style-name="Text_20_body" style:list-style-name="L40">
      <style:paragraph-properties fo:margin-top="0cm" fo:margin-bottom="0cm" style:contextual-spacing="false"/>
      <style:text-properties fo:font-size="14pt" style:font-size-asian="14pt" style:font-size-complex="14pt"/>
    </style:style>
    <style:style style:name="P64" style:family="paragraph" style:parent-style-name="Text_20_body" style:list-style-name="L40">
      <style:text-properties fo:font-size="14pt" style:font-size-asian="14pt" style:font-size-complex="14pt"/>
    </style:style>
    <style:style style:name="P65" style:family="paragraph" style:parent-style-name="Text_20_body" style:list-style-name="L41">
      <style:paragraph-properties fo:margin-top="0cm" fo:margin-bottom="0cm" style:contextual-spacing="false"/>
      <style:text-properties fo:font-size="14pt" style:font-size-asian="14pt" style:font-size-complex="14pt"/>
    </style:style>
    <style:style style:name="P66" style:family="paragraph" style:parent-style-name="Text_20_body" style:list-style-name="L41">
      <style:text-properties fo:font-size="14pt" style:font-size-asian="14pt" style:font-size-complex="14pt"/>
    </style:style>
    <style:style style:name="P67" style:family="paragraph" style:parent-style-name="Text_20_body" style:list-style-name="L59">
      <style:paragraph-properties fo:margin-top="0cm" fo:margin-bottom="0cm" style:contextual-spacing="false"/>
      <style:text-properties fo:font-size="14pt" style:font-size-asian="14pt" style:font-size-complex="14pt"/>
    </style:style>
    <style:style style:name="P68" style:family="paragraph" style:parent-style-name="Text_20_body" style:list-style-name="L59">
      <style:text-properties fo:font-size="14pt" style:font-size-asian="14pt" style:font-size-complex="14pt"/>
    </style:style>
    <style:style style:name="P69" style:family="paragraph" style:parent-style-name="Text_20_body" style:list-style-name="L60">
      <style:paragraph-properties fo:margin-top="0cm" fo:margin-bottom="0cm" style:contextual-spacing="false"/>
      <style:text-properties fo:font-size="14pt" style:font-size-asian="14pt" style:font-size-complex="14pt"/>
    </style:style>
    <style:style style:name="P70" style:family="paragraph" style:parent-style-name="Text_20_body" style:list-style-name="L60">
      <style:text-properties fo:font-size="14pt" style:font-size-asian="14pt" style:font-size-complex="14pt"/>
    </style:style>
    <style:style style:name="P71" style:family="paragraph" style:parent-style-name="Text_20_body" style:list-style-name="L61">
      <style:paragraph-properties fo:margin-top="0cm" fo:margin-bottom="0cm" style:contextual-spacing="false"/>
      <style:text-properties fo:font-size="14pt" style:font-size-asian="14pt" style:font-size-complex="14pt"/>
    </style:style>
    <style:style style:name="P72" style:family="paragraph" style:parent-style-name="Text_20_body" style:list-style-name="L62">
      <style:paragraph-properties fo:margin-top="0cm" fo:margin-bottom="0cm" style:contextual-spacing="false"/>
      <style:text-properties fo:font-size="14pt" style:font-size-asian="14pt" style:font-size-complex="14pt"/>
    </style:style>
    <style:style style:name="P73" style:family="paragraph" style:parent-style-name="Text_20_body" style:list-style-name="L63">
      <style:text-properties fo:font-size="14pt" style:font-size-asian="14pt" style:font-size-complex="14pt"/>
    </style:style>
    <style:style style:name="P74" style:family="paragraph" style:parent-style-name="Text_20_body" style:list-style-name="L64">
      <style:paragraph-properties fo:margin-top="0cm" fo:margin-bottom="0cm" style:contextual-spacing="false"/>
      <style:text-properties fo:font-size="14pt" style:font-size-asian="14pt" style:font-size-complex="14pt"/>
    </style:style>
    <style:style style:name="P75" style:family="paragraph" style:parent-style-name="Text_20_body" style:list-style-name="L66">
      <style:paragraph-properties fo:margin-top="0cm" fo:margin-bottom="0cm" style:contextual-spacing="false"/>
      <style:text-properties fo:font-size="14pt" style:font-size-asian="14pt" style:font-size-complex="14pt"/>
    </style:style>
    <style:style style:name="P76" style:family="paragraph" style:parent-style-name="Text_20_body" style:list-style-name="L68">
      <style:paragraph-properties fo:margin-top="0cm" fo:margin-bottom="0cm" style:contextual-spacing="false"/>
      <style:text-properties fo:font-size="14pt" style:font-size-asian="14pt" style:font-size-complex="14pt"/>
    </style:style>
    <style:style style:name="P77" style:family="paragraph" style:parent-style-name="Text_20_body" style:list-style-name="L2">
      <style:paragraph-properties fo:margin-top="0cm" fo:margin-bottom="0cm" style:contextual-spacing="false"/>
    </style:style>
    <style:style style:name="P78" style:family="paragraph" style:parent-style-name="Text_20_body" style:list-style-name="L3"/>
    <style:style style:name="P79" style:family="paragraph" style:parent-style-name="Text_20_body" style:list-style-name="L3">
      <style:paragraph-properties fo:margin-top="0cm" fo:margin-bottom="0cm" style:contextual-spacing="false"/>
    </style:style>
    <style:style style:name="P80" style:family="paragraph" style:parent-style-name="Text_20_body" style:list-style-name="L4">
      <style:paragraph-properties fo:margin-top="0cm" fo:margin-bottom="0cm" style:contextual-spacing="false"/>
    </style:style>
    <style:style style:name="P81" style:family="paragraph" style:parent-style-name="Text_20_body" style:list-style-name="L5">
      <style:paragraph-properties fo:margin-top="0cm" fo:margin-bottom="0cm" style:contextual-spacing="false"/>
    </style:style>
    <style:style style:name="P82" style:family="paragraph" style:parent-style-name="Text_20_body" style:list-style-name="L6"/>
    <style:style style:name="P83" style:family="paragraph" style:parent-style-name="Text_20_body" style:list-style-name="L6">
      <style:paragraph-properties fo:margin-top="0cm" fo:margin-bottom="0cm" style:contextual-spacing="false"/>
    </style:style>
    <style:style style:name="P84" style:family="paragraph" style:parent-style-name="Text_20_body" style:list-style-name="L7"/>
    <style:style style:name="P85" style:family="paragraph" style:parent-style-name="Text_20_body" style:list-style-name="L7">
      <style:paragraph-properties fo:margin-top="0cm" fo:margin-bottom="0cm" style:contextual-spacing="false"/>
    </style:style>
    <style:style style:name="P86" style:family="paragraph" style:parent-style-name="Text_20_body" style:list-style-name="L8"/>
    <style:style style:name="P87" style:family="paragraph" style:parent-style-name="Text_20_body" style:list-style-name="L8">
      <style:paragraph-properties fo:margin-top="0cm" fo:margin-bottom="0cm" style:contextual-spacing="false"/>
    </style:style>
    <style:style style:name="P88" style:family="paragraph" style:parent-style-name="Text_20_body" style:list-style-name="L9"/>
    <style:style style:name="P89" style:family="paragraph" style:parent-style-name="Text_20_body" style:list-style-name="L9">
      <style:paragraph-properties fo:margin-top="0cm" fo:margin-bottom="0cm" style:contextual-spacing="false"/>
    </style:style>
    <style:style style:name="P90" style:family="paragraph" style:parent-style-name="Text_20_body" style:list-style-name="L10"/>
    <style:style style:name="P91" style:family="paragraph" style:parent-style-name="Text_20_body" style:list-style-name="L10">
      <style:paragraph-properties fo:margin-top="0cm" fo:margin-bottom="0cm" style:contextual-spacing="false"/>
    </style:style>
    <style:style style:name="P92" style:family="paragraph" style:parent-style-name="Text_20_body" style:list-style-name="L11"/>
    <style:style style:name="P93" style:family="paragraph" style:parent-style-name="Text_20_body" style:list-style-name="L11">
      <style:paragraph-properties fo:margin-top="0cm" fo:margin-bottom="0cm" style:contextual-spacing="false"/>
    </style:style>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4">
      <style:paragraph-properties fo:margin-top="0cm" fo:margin-bottom="0cm" style:contextual-spacing="false"/>
    </style:style>
    <style:style style:name="P98" style:family="paragraph" style:parent-style-name="Text_20_body" style:list-style-name="L15">
      <style:paragraph-properties fo:margin-top="0cm" fo:margin-bottom="0cm" style:contextual-spacing="false" fo:text-align="justify" style:justify-single-word="false"/>
    </style:style>
    <style:style style:name="P99" style:family="paragraph" style:parent-style-name="Text_20_body" style:list-style-name="L15">
      <style:paragraph-properties fo:text-align="justify" style:justify-single-word="false"/>
      <style:text-properties officeooo:paragraph-rsid="00106315"/>
    </style:style>
    <style:style style:name="P100" style:family="paragraph" style:parent-style-name="Text_20_body" style:list-style-name="L16">
      <style:paragraph-properties fo:margin-top="0cm" fo:margin-bottom="0cm" style:contextual-spacing="false" fo:text-align="justify" style:justify-single-word="false"/>
    </style:style>
    <style:style style:name="P101" style:family="paragraph" style:parent-style-name="Text_20_body" style:list-style-name="L16">
      <style:paragraph-properties fo:text-align="justify" style:justify-single-word="false"/>
    </style:style>
    <style:style style:name="P102" style:family="paragraph" style:parent-style-name="Text_20_body" style:list-style-name="L17">
      <style:paragraph-properties fo:margin-top="0cm" fo:margin-bottom="0cm" style:contextual-spacing="false"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35">
      <style:paragraph-properties fo:text-align="justify" style:justify-single-word="false"/>
    </style:style>
    <style:style style:name="P105" style:family="paragraph" style:parent-style-name="Text_20_body" style:list-style-name="L36">
      <style:paragraph-properties fo:text-align="justify" style:justify-single-word="false"/>
    </style:style>
    <style:style style:name="P106" style:family="paragraph" style:parent-style-name="Text_20_body" style:list-style-name="L36">
      <style:paragraph-properties fo:margin-top="0cm" fo:margin-bottom="0cm" style:contextual-spacing="false" fo:text-align="justify" style:justify-single-word="false"/>
    </style:style>
    <style:style style:name="P107" style:family="paragraph" style:parent-style-name="Text_20_body" style:list-style-name="L37">
      <style:paragraph-properties fo:margin-top="0cm" fo:margin-bottom="0cm" style:contextual-spacing="false" fo:text-align="justify" style:justify-single-word="false"/>
    </style:style>
    <style:style style:name="P108" style:family="paragraph" style:parent-style-name="Text_20_body" style:list-style-name="L38">
      <style:paragraph-properties fo:text-align="justify" style:justify-single-word="false"/>
    </style:style>
    <style:style style:name="P109" style:family="paragraph" style:parent-style-name="Text_20_body" style:list-style-name="L39">
      <style:paragraph-properties fo:text-align="justify" style:justify-single-word="false"/>
    </style:style>
    <style:style style:name="P110" style:family="paragraph" style:parent-style-name="Text_20_body" style:list-style-name="L42">
      <style:paragraph-properties fo:margin-top="0cm" fo:margin-bottom="0cm" style:contextual-spacing="false" fo:text-align="justify" style:justify-single-word="false"/>
    </style:style>
    <style:style style:name="P111" style:family="paragraph" style:parent-style-name="Text_20_body" style:list-style-name="L42">
      <style:paragraph-properties fo:text-align="justify" style:justify-single-word="false"/>
    </style:style>
    <style:style style:name="P112" style:family="paragraph" style:parent-style-name="Text_20_body" style:list-style-name="L43">
      <style:paragraph-properties fo:text-align="justify" style:justify-single-word="false"/>
    </style:style>
    <style:style style:name="P113" style:family="paragraph" style:parent-style-name="Text_20_body" style:list-style-name="L44">
      <style:paragraph-properties fo:margin-top="0cm" fo:margin-bottom="0cm" style:contextual-spacing="false" fo:text-align="justify" style:justify-single-word="false"/>
    </style:style>
    <style:style style:name="P114" style:family="paragraph" style:parent-style-name="Text_20_body" style:list-style-name="L44">
      <style:paragraph-properties fo:text-align="justify" style:justify-single-word="false"/>
    </style:style>
    <style:style style:name="P115" style:family="paragraph" style:parent-style-name="Text_20_body" style:list-style-name="L45">
      <style:paragraph-properties fo:margin-top="0cm" fo:margin-bottom="0cm" style:contextual-spacing="false" fo:text-align="justify" style:justify-single-word="false"/>
    </style:style>
    <style:style style:name="P116" style:family="paragraph" style:parent-style-name="Text_20_body" style:list-style-name="L45">
      <style:paragraph-properties fo:text-align="justify" style:justify-single-word="false"/>
    </style:style>
    <style:style style:name="P117" style:family="paragraph" style:parent-style-name="Text_20_body" style:list-style-name="L46">
      <style:paragraph-properties fo:margin-top="0cm" fo:margin-bottom="0cm" style:contextual-spacing="false" fo:text-align="justify" style:justify-single-word="false"/>
    </style:style>
    <style:style style:name="P118" style:family="paragraph" style:parent-style-name="Text_20_body" style:list-style-name="L46">
      <style:paragraph-properties fo:text-align="justify" style:justify-single-word="false"/>
    </style:style>
    <style:style style:name="P119" style:family="paragraph" style:parent-style-name="Text_20_body" style:list-style-name="L47">
      <style:paragraph-properties fo:margin-top="0cm" fo:margin-bottom="0cm" style:contextual-spacing="false" fo:text-align="justify" style:justify-single-word="false"/>
    </style:style>
    <style:style style:name="P120" style:family="paragraph" style:parent-style-name="Text_20_body" style:list-style-name="L47">
      <style:paragraph-properties fo:text-align="justify" style:justify-single-word="false"/>
    </style:style>
    <style:style style:name="P121" style:family="paragraph" style:parent-style-name="Text_20_body" style:list-style-name="L48">
      <style:paragraph-properties fo:margin-top="0cm" fo:margin-bottom="0cm" style:contextual-spacing="false" fo:text-align="justify" style:justify-single-word="false"/>
    </style:style>
    <style:style style:name="P122" style:family="paragraph" style:parent-style-name="Text_20_body" style:list-style-name="L48">
      <style:paragraph-properties fo:text-align="justify" style:justify-single-word="false"/>
    </style:style>
    <style:style style:name="P123" style:family="paragraph" style:parent-style-name="Text_20_body" style:list-style-name="L49">
      <style:paragraph-properties fo:margin-top="0cm" fo:margin-bottom="0cm" style:contextual-spacing="false" fo:text-align="justify" style:justify-single-word="false"/>
    </style:style>
    <style:style style:name="P124" style:family="paragraph" style:parent-style-name="Text_20_body" style:list-style-name="L49">
      <style:paragraph-properties fo:text-align="justify" style:justify-single-word="false"/>
    </style:style>
    <style:style style:name="P125" style:family="paragraph" style:parent-style-name="Text_20_body" style:list-style-name="L50">
      <style:paragraph-properties fo:text-align="justify" style:justify-single-word="false"/>
    </style:style>
    <style:style style:name="P126" style:family="paragraph" style:parent-style-name="Text_20_body" style:list-style-name="L51">
      <style:paragraph-properties fo:margin-top="0cm" fo:margin-bottom="0cm" style:contextual-spacing="false" fo:text-align="justify" style:justify-single-word="false"/>
    </style:style>
    <style:style style:name="P127" style:family="paragraph" style:parent-style-name="Text_20_body" style:list-style-name="L51">
      <style:paragraph-properties fo:text-align="justify" style:justify-single-word="false"/>
    </style:style>
    <style:style style:name="P128" style:family="paragraph" style:parent-style-name="Text_20_body" style:list-style-name="L52">
      <style:paragraph-properties fo:margin-top="0cm" fo:margin-bottom="0cm" style:contextual-spacing="false" fo:text-align="justify" style:justify-single-word="false"/>
    </style:style>
    <style:style style:name="P129" style:family="paragraph" style:parent-style-name="Text_20_body" style:list-style-name="L52">
      <style:paragraph-properties fo:text-align="justify" style:justify-single-word="false"/>
    </style:style>
    <style:style style:name="P130" style:family="paragraph" style:parent-style-name="Text_20_body" style:list-style-name="L53">
      <style:paragraph-properties fo:margin-top="0cm" fo:margin-bottom="0cm" style:contextual-spacing="false" fo:text-align="justify" style:justify-single-word="false"/>
    </style:style>
    <style:style style:name="P131" style:family="paragraph" style:parent-style-name="Text_20_body" style:list-style-name="L53">
      <style:paragraph-properties fo:text-align="justify" style:justify-single-word="false"/>
    </style:style>
    <style:style style:name="P132" style:family="paragraph" style:parent-style-name="Text_20_body" style:list-style-name="L54">
      <style:paragraph-properties fo:margin-top="0cm" fo:margin-bottom="0cm" style:contextual-spacing="false" fo:text-align="justify" style:justify-single-word="false"/>
    </style:style>
    <style:style style:name="P133" style:family="paragraph" style:parent-style-name="Text_20_body" style:list-style-name="L54">
      <style:paragraph-properties fo:text-align="justify" style:justify-single-word="false"/>
    </style:style>
    <style:style style:name="P134" style:family="paragraph" style:parent-style-name="Text_20_body" style:list-style-name="L55">
      <style:paragraph-properties fo:text-align="justify" style:justify-single-word="false"/>
    </style:style>
    <style:style style:name="P135" style:family="paragraph" style:parent-style-name="Text_20_body" style:list-style-name="L56">
      <style:paragraph-properties fo:margin-top="0cm" fo:margin-bottom="0cm" style:contextual-spacing="false" fo:text-align="justify" style:justify-single-word="false"/>
    </style:style>
    <style:style style:name="P136" style:family="paragraph" style:parent-style-name="Text_20_body" style:list-style-name="L56">
      <style:paragraph-properties fo:text-align="justify" style:justify-single-word="false"/>
    </style:style>
    <style:style style:name="P137" style:family="paragraph" style:parent-style-name="Text_20_body" style:list-style-name="L57">
      <style:paragraph-properties fo:margin-top="0cm" fo:margin-bottom="0cm" style:contextual-spacing="false" fo:text-align="justify" style:justify-single-word="false"/>
    </style:style>
    <style:style style:name="P138" style:family="paragraph" style:parent-style-name="Text_20_body" style:list-style-name="L69">
      <style:paragraph-properties fo:margin-top="0cm" fo:margin-bottom="0cm" style:contextual-spacing="false" fo:text-align="justify" style:justify-single-word="false"/>
    </style:style>
    <style:style style:name="P139" style:family="paragraph" style:parent-style-name="Text_20_body" style:list-style-name="L69">
      <style:paragraph-properties fo:text-align="justify" style:justify-single-word="false"/>
    </style:style>
    <style:style style:name="P140" style:family="paragraph" style:parent-style-name="Text_20_body" style:list-style-name="L70">
      <style:paragraph-properties fo:margin-top="0cm" fo:margin-bottom="0cm" style:contextual-spacing="false" fo:text-align="justify" style:justify-single-word="false"/>
    </style:style>
    <style:style style:name="P141" style:family="paragraph" style:parent-style-name="Text_20_body" style:list-style-name="L70">
      <style:paragraph-properties fo:text-align="justify" style:justify-single-word="false"/>
    </style:style>
    <style:style style:name="P142" style:family="paragraph" style:parent-style-name="Text_20_body" style:list-style-name="L71">
      <style:paragraph-properties fo:margin-top="0cm" fo:margin-bottom="0cm" style:contextual-spacing="false" fo:text-align="justify" style:justify-single-word="false"/>
    </style:style>
    <style:style style:name="P143" style:family="paragraph" style:parent-style-name="Text_20_body" style:list-style-name="L71">
      <style:paragraph-properties fo:text-align="justify" style:justify-single-word="false"/>
    </style:style>
    <style:style style:name="P144" style:family="paragraph" style:parent-style-name="Text_20_body" style:list-style-name="L72">
      <style:paragraph-properties fo:text-align="justify" style:justify-single-word="false"/>
    </style:style>
    <style:style style:name="P145" style:family="paragraph" style:parent-style-name="Text_20_body" style:list-style-name="L73">
      <style:paragraph-properties fo:text-align="justify" style:justify-single-word="false"/>
    </style:style>
    <style:style style:name="P146" style:family="paragraph" style:parent-style-name="Text_20_body" style:list-style-name="L74">
      <style:paragraph-properties fo:margin-top="0cm" fo:margin-bottom="0cm" style:contextual-spacing="false" fo:text-align="justify" style:justify-single-word="false"/>
    </style:style>
    <style:style style:name="P147" style:family="paragraph" style:parent-style-name="Text_20_body" style:list-style-name="L74">
      <style:paragraph-properties fo:text-align="justify" style:justify-single-word="false"/>
    </style:style>
    <style:style style:name="P148" style:family="paragraph" style:parent-style-name="Text_20_body" style:list-style-name="L75">
      <style:paragraph-properties fo:margin-top="0cm" fo:margin-bottom="0cm" style:contextual-spacing="false" fo:text-align="justify" style:justify-single-word="false"/>
    </style:style>
    <style:style style:name="P149" style:family="paragraph" style:parent-style-name="Text_20_body" style:list-style-name="L75">
      <style:paragraph-properties fo:text-align="justify" style:justify-single-word="false"/>
    </style:style>
    <style:style style:name="P150" style:family="paragraph" style:parent-style-name="Text_20_body" style:list-style-name="L18">
      <style:paragraph-properties fo:margin-top="0cm" fo:margin-bottom="0cm" style:contextual-spacing="false"/>
    </style:style>
    <style:style style:name="P151" style:family="paragraph" style:parent-style-name="Text_20_body" style:list-style-name="L19"/>
    <style:style style:name="P152" style:family="paragraph" style:parent-style-name="Text_20_body" style:list-style-name="L19">
      <style:paragraph-properties fo:margin-top="0cm" fo:margin-bottom="0cm" style:contextual-spacing="false"/>
    </style:style>
    <style:style style:name="P153" style:family="paragraph" style:parent-style-name="Text_20_body" style:list-style-name="L20"/>
    <style:style style:name="P154" style:family="paragraph" style:parent-style-name="Text_20_body" style:list-style-name="L20">
      <style:paragraph-properties fo:margin-top="0cm" fo:margin-bottom="0cm" style:contextual-spacing="false"/>
    </style:style>
    <style:style style:name="P155" style:family="paragraph" style:parent-style-name="Text_20_body" style:list-style-name="L21"/>
    <style:style style:name="P156" style:family="paragraph" style:parent-style-name="Text_20_body" style:list-style-name="L21">
      <style:paragraph-properties fo:margin-top="0cm" fo:margin-bottom="0cm" style:contextual-spacing="false"/>
    </style:style>
    <style:style style:name="P157" style:family="paragraph" style:parent-style-name="Text_20_body" style:list-style-name="L22"/>
    <style:style style:name="P158" style:family="paragraph" style:parent-style-name="Text_20_body" style:list-style-name="L24"/>
    <style:style style:name="P159" style:family="paragraph" style:parent-style-name="Text_20_body" style:list-style-name="L25"/>
    <style:style style:name="P160" style:family="paragraph" style:parent-style-name="Text_20_body" style:list-style-name="L25">
      <style:paragraph-properties fo:margin-top="0cm" fo:margin-bottom="0cm" style:contextual-spacing="false"/>
    </style:style>
    <style:style style:name="P161" style:family="paragraph" style:parent-style-name="Text_20_body" style:list-style-name="L26"/>
    <style:style style:name="P162" style:family="paragraph" style:parent-style-name="Text_20_body" style:list-style-name="L26">
      <style:paragraph-properties fo:margin-top="0cm" fo:margin-bottom="0cm" style:contextual-spacing="false"/>
    </style:style>
    <style:style style:name="P163" style:family="paragraph" style:parent-style-name="Text_20_body" style:list-style-name="L27"/>
    <style:style style:name="P164" style:family="paragraph" style:parent-style-name="Text_20_body" style:list-style-name="L27">
      <style:paragraph-properties fo:margin-top="0cm" fo:margin-bottom="0cm" style:contextual-spacing="false"/>
    </style:style>
    <style:style style:name="P165" style:family="paragraph" style:parent-style-name="Text_20_body" style:list-style-name="L28"/>
    <style:style style:name="P166" style:family="paragraph" style:parent-style-name="Text_20_body" style:list-style-name="L28">
      <style:paragraph-properties fo:margin-top="0cm" fo:margin-bottom="0cm" style:contextual-spacing="false"/>
    </style:style>
    <style:style style:name="P167" style:family="paragraph" style:parent-style-name="Text_20_body" style:list-style-name="L29"/>
    <style:style style:name="P168" style:family="paragraph" style:parent-style-name="Text_20_body" style:list-style-name="L29">
      <style:paragraph-properties fo:margin-top="0cm" fo:margin-bottom="0cm" style:contextual-spacing="false"/>
    </style:style>
    <style:style style:name="P169" style:family="paragraph" style:parent-style-name="Text_20_body" style:list-style-name="L30"/>
    <style:style style:name="P170" style:family="paragraph" style:parent-style-name="Text_20_body" style:list-style-name="L30">
      <style:paragraph-properties fo:margin-top="0cm" fo:margin-bottom="0cm" style:contextual-spacing="false"/>
    </style:style>
    <style:style style:name="P171" style:family="paragraph" style:parent-style-name="Text_20_body" style:list-style-name="L31"/>
    <style:style style:name="P172" style:family="paragraph" style:parent-style-name="Text_20_body" style:list-style-name="L31">
      <style:paragraph-properties fo:margin-top="0cm" fo:margin-bottom="0cm" style:contextual-spacing="false"/>
    </style:style>
    <style:style style:name="P173" style:family="paragraph" style:parent-style-name="Text_20_body" style:list-style-name="L32"/>
    <style:style style:name="P174" style:family="paragraph" style:parent-style-name="Text_20_body" style:list-style-name="L32">
      <style:paragraph-properties fo:margin-top="0cm" fo:margin-bottom="0cm" style:contextual-spacing="false"/>
    </style:style>
    <style:style style:name="P175" style:family="paragraph" style:parent-style-name="Text_20_body" style:list-style-name="L40"/>
    <style:style style:name="P176" style:family="paragraph" style:parent-style-name="Text_20_body" style:list-style-name="L40">
      <style:paragraph-properties fo:margin-top="0cm" fo:margin-bottom="0cm" style:contextual-spacing="false"/>
    </style:style>
    <style:style style:name="P177" style:family="paragraph" style:parent-style-name="Text_20_body" style:list-style-name="L61"/>
    <style:style style:name="P178" style:family="paragraph" style:parent-style-name="Text_20_body" style:list-style-name="L62"/>
    <style:style style:name="P179" style:family="paragraph" style:parent-style-name="Text_20_body" style:list-style-name="L62">
      <style:paragraph-properties fo:margin-top="0cm" fo:margin-bottom="0cm" style:contextual-spacing="false"/>
    </style:style>
    <style:style style:name="P180" style:family="paragraph" style:parent-style-name="Text_20_body" style:list-style-name="L64"/>
    <style:style style:name="P181" style:family="paragraph" style:parent-style-name="Text_20_body" style:list-style-name="L64">
      <style:paragraph-properties fo:margin-top="0cm" fo:margin-bottom="0cm" style:contextual-spacing="false"/>
    </style:style>
    <style:style style:name="P182" style:family="paragraph" style:parent-style-name="Text_20_body" style:list-style-name="L65"/>
    <style:style style:name="P183" style:family="paragraph" style:parent-style-name="Text_20_body" style:list-style-name="L65">
      <style:paragraph-properties fo:margin-top="0cm" fo:margin-bottom="0cm" style:contextual-spacing="false"/>
    </style:style>
    <style:style style:name="P184" style:family="paragraph" style:parent-style-name="Text_20_body" style:list-style-name="L66"/>
    <style:style style:name="P185" style:family="paragraph" style:parent-style-name="Text_20_body" style:list-style-name="L67"/>
    <style:style style:name="P186" style:family="paragraph" style:parent-style-name="Text_20_body" style:list-style-name="L67">
      <style:paragraph-properties fo:margin-top="0cm" fo:margin-bottom="0cm" style:contextual-spacing="false"/>
    </style:style>
    <style:style style:name="P187" style:family="paragraph" style:parent-style-name="Text_20_body" style:list-style-name="L68"/>
    <style:style style:name="P188" style:family="paragraph" style:parent-style-name="Text_20_body" style:list-style-name="L68">
      <style:paragraph-properties fo:margin-top="0cm" fo:margin-bottom="0cm" style:contextual-spacing="false"/>
    </style:style>
    <style:style style:name="P189" style:family="paragraph" style:parent-style-name="Text_20_body" style:list-style-name="L76"/>
    <style:style style:name="P190" style:family="paragraph" style:parent-style-name="Text_20_body" style:list-style-name="L76">
      <style:paragraph-properties fo:margin-top="0cm" fo:margin-bottom="0cm" style:contextual-spacing="false"/>
    </style:style>
    <style:style style:name="P191" style:family="paragraph" style:parent-style-name="Text_20_body" style:list-style-name="L77"/>
    <style:style style:name="P192" style:family="paragraph" style:parent-style-name="Text_20_body" style:list-style-name="L77">
      <style:paragraph-properties fo:margin-top="0cm" fo:margin-bottom="0cm" style:contextual-spacing="false"/>
    </style:style>
    <style:style style:name="P193" style:family="paragraph" style:parent-style-name="Text_20_body" style:list-style-name="L78"/>
    <style:style style:name="P194" style:family="paragraph" style:parent-style-name="Text_20_body" style:list-style-name="L79"/>
    <style:style style:name="P195" style:family="paragraph" style:parent-style-name="Text_20_body" style:list-style-name="L79">
      <style:paragraph-properties fo:margin-top="0cm" fo:margin-bottom="0cm" style:contextual-spacing="false"/>
    </style:style>
    <style:style style:name="P196" style:family="paragraph" style:parent-style-name="Text_20_body" style:list-style-name="L80"/>
    <style:style style:name="P197" style:family="paragraph" style:parent-style-name="Text_20_body" style:list-style-name="L80">
      <style:paragraph-properties fo:margin-top="0cm" fo:margin-bottom="0cm" style:contextual-spacing="false"/>
    </style:style>
    <style:style style:name="P198" style:family="paragraph" style:parent-style-name="Text_20_body" style:list-style-name="L80">
      <style:paragraph-properties fo:margin-top="0cm" fo:margin-bottom="0cm" style:contextual-spacing="false"/>
      <style:text-properties style:font-name="Times New Roman" fo:font-size="14pt" style:font-size-asian="14pt" style:font-size-complex="14pt"/>
    </style:style>
    <style:style style:name="P199" style:family="paragraph" style:parent-style-name="Text_20_body" style:list-style-name="L80">
      <style:text-properties style:font-name="Times New Roman" fo:font-size="14pt" style:font-size-asian="14pt" style:font-size-complex="14pt"/>
    </style:style>
    <style:style style:name="P200" style:family="paragraph" style:parent-style-name="Text_20_body" style:list-style-name="L81">
      <style:paragraph-properties fo:margin-top="0cm" fo:margin-bottom="0cm" style:contextual-spacing="false"/>
      <style:text-properties style:font-name="Times New Roman" fo:font-size="14pt" style:font-size-asian="14pt" style:font-size-complex="14pt"/>
    </style:style>
    <style:style style:name="P201" style:family="paragraph" style:parent-style-name="Text_20_body" style:list-style-name="L81">
      <style:text-properties style:font-name="Times New Roman" fo:font-size="14pt" style:font-size-asian="14pt" style:font-size-complex="14pt"/>
    </style:style>
    <style:style style:name="P202" style:family="paragraph" style:parent-style-name="Text_20_body" style:list-style-name="L81"/>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4pt" officeooo:rsid="00106315" style:font-size-asian="14pt" style:font-size-complex="14pt"/>
    </style:style>
    <style:style style:name="T4" style:family="text">
      <style:text-properties fo:font-size="14pt" officeooo:rsid="001204fa"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06315" style:font-size-asian="14pt" style:font-weight-asian="bold" style:font-size-complex="14pt" style:font-weight-complex="bold"/>
    </style:style>
    <style:style style:name="T7" style:family="text">
      <style:text-properties style:font-size-asian="14pt"/>
    </style:style>
    <style:style style:name="T8" style:family="text">
      <style:text-properties officeooo:rsid="00106315" style:font-size-asian="14pt"/>
    </style:style>
    <style:style style:name="T9" style:family="text">
      <style:text-properties officeooo:rsid="001204fa"/>
    </style:style>
    <style:style style:name="T10" style:family="text">
      <style:text-properties style:font-name="Times New Roman"/>
    </style:style>
    <style:style style:name="T11" style:family="text">
      <style:text-properties style:font-name="Times New Roman" officeooo:rsid="0016f781"/>
    </style:style>
    <style:style style:name="T12" style:family="text">
      <style:text-properties style:font-name="Times New Roman"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3"><text:span text:style-name="Strong_20_Emphasis"><text:span text:style-name="T1">Review of Data Fundamentals</text:span></text:span></text:h>
      <text:h text:style-name="Heading_20_4" text:outline-level="4"><text:span text:style-name="T2">1. </text:span><text:span text:style-name="Strong_20_Emphasis"><text:span text:style-name="T2">Définition des données</text:span></text:span></text:h>
      <text:list xml:id="list2930646498" text:style-name="L1">
        <text:list-item>
          <text:p text:style-name="P29"><text:span text:style-name="T2">Les </text:span><text:span text:style-name="Strong_20_Emphasis"><text:span text:style-name="T2">données</text:span></text:span><text:span text:style-name="T2"> sont des informations brutes non organisées (faits, chiffres, symboles, images, etc.) qui nécessitent un traitement pour donner un sens.</text:span></text:p>
        </text:list-item>
        <text:list-item>
          <text:p text:style-name="P30">Elles jouent un rôle clé dans l'efficacité de leur gestion, stockage et analyse.</text:p>
        </text:list-item>
      </text:list>
      <text:h text:style-name="Heading_20_4" text:outline-level="4"><text:span text:style-name="T2">2. </text:span><text:span text:style-name="Strong_20_Emphasis"><text:span text:style-name="T2">Structures de données</text:span></text:span></text:h>
      <text:list xml:id="list3358692799" text:style-name="L2">
        <text:list-item>
          <text:p text:style-name="P77"><text:span text:style-name="Strong_20_Emphasis"><text:span text:style-name="T2">Données structurées</text:span></text:span><text:span text:style-name="T2"> : organisées selon un format prédéfini (ex. : tableaux avec lignes et colonnes).</text:span></text:p>
          <text:list>
            <text:list-item>
              <text:p text:style-name="P77"><text:span text:style-name="Strong_20_Emphasis"><text:span text:style-name="T2">Exemples</text:span></text:span><text:span text:style-name="T2"> :</text:span></text:p>
              <text:list>
                <text:list-item>
                  <text:p text:style-name="P31">Feuilles de calcul Excel,</text:p>
                </text:list-item>
                <text:list-item>
                  <text:p text:style-name="P31">Bases de données SQL,</text:p>
                </text:list-item>
                <text:list-item>
                  <text:p text:style-name="P31">Formulaires en ligne.</text:p>
                </text:list-item>
              </text:list>
            </text:list-item>
          </text:list>
        </text:list-item>
        <text:list-item>
          <text:p text:style-name="P77"><text:span text:style-name="Strong_20_Emphasis"><text:span text:style-name="T2">Données non structurées</text:span></text:span><text:span text:style-name="T2"> : sans format ou organisation spécifique, difficiles à traiter et à analyser.</text:span></text:p>
          <text:list>
            <text:list-item>
              <text:p text:style-name="P77"><text:span text:style-name="Strong_20_Emphasis"><text:span text:style-name="T2">Exemples</text:span></text:span><text:span text:style-name="T2"> :</text:span></text:p>
              <text:list>
                <text:list-item>
                  <text:p text:style-name="P31">Documents texte libres,</text:p>
                </text:list-item>
                <text:list-item>
                  <text:p text:style-name="P31">Fichiers multimédia (images, vidéos, audio),</text:p>
                </text:list-item>
                <text:list-item>
                  <text:p text:style-name="P31">Contenu des réseaux sociaux.</text:p>
                </text:list-item>
              </text:list>
            </text:list-item>
          </text:list>
        </text:list-item>
        <text:list-item>
          <text:p text:style-name="P77"><text:span text:style-name="Strong_20_Emphasis"><text:span text:style-name="T2">Données semi-structurées</text:span></text:span><text:span text:style-name="T2"> : partiellement organisées, souvent avec une structure hiérarchique ou des balises.</text:span></text:p>
          <text:list>
            <text:list-item>
              <text:p text:style-name="P77"><text:span text:style-name="Strong_20_Emphasis"><text:span text:style-name="T2">Exemples</text:span></text:span><text:span text:style-name="T2"> :</text:span></text:p>
              <text:list>
                <text:list-item>
                  <text:p text:style-name="P31">Fichiers JSON,</text:p>
                </text:list-item>
                <text:list-item>
                  <text:p text:style-name="P31">Documents XML,</text:p>
                </text:list-item>
                <text:list-item>
                  <text:p text:style-name="P32">E-mails (structurés pour les métadonnées, non structurés pour le corps du message).</text:p>
                </text:list-item>
              </text:list>
            </text:list-item>
          </text:list>
        </text:list-item>
      </text:list>
      <text:h text:style-name="Heading_20_4" text:outline-level="4"><text:span text:style-name="T2">3. </text:span><text:span text:style-name="Strong_20_Emphasis"><text:span text:style-name="T2">Formats de fichiers courants pour le transfert de données</text:span></text:span></text:h>
      <text:list xml:id="list2681294900" text:style-name="L3">
        <text:list-item>
          <text:p text:style-name="P79"><text:span text:style-name="Strong_20_Emphasis"><text:span text:style-name="T2">Fichiers texte délimités</text:span></text:span><text:span text:style-name="T2"> : les données sont séparées par des virgules (CSV) ou des tabulations (TSV).</text:span></text:p>
        </text:list-item>
        <text:list-item>
          <text:p text:style-name="P79"><text:span text:style-name="Strong_20_Emphasis"><text:span text:style-name="T2">Feuilles de calcul</text:span></text:span><text:span text:style-name="T2"> : données organisées en lignes et colonnes (peuvent générer des fichiers CSV).</text:span></text:p>
        </text:list-item>
        <text:list-item>
          <text:p text:style-name="P78"><text:span text:style-name="Strong_20_Emphasis"><text:span text:style-name="T2">Fichiers de langage</text:span></text:span><text:span text:style-name="T2"> : XML et JSON pour le codage des données transférées sur Internet.</text:span></text:p>
        </text:list-item>
      </text:list>
      <text:h text:style-name="Heading_20_4" text:outline-level="4"><text:span text:style-name="T2">4. </text:span><text:span text:style-name="Strong_20_Emphasis"><text:span text:style-name="T2">Bases de données</text:span></text:span></text:h>
      <text:list xml:id="list820894858" text:style-name="L4">
        <text:list-item>
          <text:p text:style-name="P80"><text:span text:style-name="Strong_20_Emphasis"><text:span text:style-name="T2">Bases de données relationnelles (SGBDR)</text:span></text:span><text:span text:style-name="T2"> :</text:span></text:p>
          <text:list>
            <text:list-item>
              <text:p text:style-name="P33">Données structurées stockées dans des tables liées.</text:p>
            </text:list-item>
            <text:list-item>
              <text:p text:style-name="P33"><text:soft-page-break/>Utilisées pour les systèmes OLTP (transactions courantes dans les entreprises).</text:p>
            </text:list-item>
            <text:list-item>
              <text:p text:style-name="P33">Exemples : IBM DB2, Microsoft SQL Server, Oracle, MySQL.</text:p>
            </text:list-item>
          </text:list>
        </text:list-item>
        <text:list-item>
          <text:p text:style-name="P80"><text:span text:style-name="Strong_20_Emphasis"><text:span text:style-name="T2">Bases de données non relationnelles</text:span></text:span><text:span text:style-name="T2"> :</text:span></text:p>
          <text:list>
            <text:list-item>
              <text:p text:style-name="P33">Flexibles pour gérer des données diverses et non structurées.</text:p>
            </text:list-item>
            <text:list-item>
              <text:p text:style-name="P34">Exemples : MongoDB (base orientée document), Cassandra, Redis.</text:p>
            </text:list-item>
          </text:list>
        </text:list-item>
      </text:list>
      <text:h text:style-name="Heading_20_4" text:outline-level="4"><text:span text:style-name="T2">5. </text:span><text:span text:style-name="Strong_20_Emphasis"><text:span text:style-name="T2">Systèmes OLAP et OLTP</text:span></text:span></text:h>
      <text:list xml:id="list1130440040" text:style-name="L5">
        <text:list-item>
          <text:p text:style-name="P81"><text:span text:style-name="Strong_20_Emphasis"><text:span text:style-name="T2">OLTP (Online Transaction Processing)</text:span></text:span><text:span text:style-name="T2"> :</text:span></text:p>
          <text:list>
            <text:list-item>
              <text:p text:style-name="P35">Gère les transactions quotidiennes et le stockage des données structurées.</text:p>
            </text:list-item>
          </text:list>
        </text:list-item>
        <text:list-item>
          <text:p text:style-name="P81"><text:span text:style-name="Strong_20_Emphasis"><text:span text:style-name="T2">OLAP (Online Analytical Processing)</text:span></text:span><text:span text:style-name="T2"> :</text:span></text:p>
          <text:list>
            <text:list-item>
              <text:p text:style-name="P36">Permet l'analyse de grands ensembles de données pour en extraire des informations.</text:p>
            </text:list-item>
          </text:list>
        </text:list-item>
      </text:list>
      <text:p text:style-name="P12"/>
      <text:p text:style-name="P12"/>
      <text:p text:style-name="P12"/>
      <text:h text:style-name="P15" text:outline-level="2">Modèles d'Information et de Données</text:h>
      <text:h text:style-name="Heading_20_3" text:outline-level="3"><text:span text:style-name="T2">1. </text:span><text:span text:style-name="Strong_20_Emphasis"><text:span text:style-name="T2">Modèles d'information</text:span></text:span></text:h>
      <text:p text:style-name="Text_20_body"><text:span text:style-name="T2">Un </text:span><text:span text:style-name="Strong_20_Emphasis"><text:span text:style-name="T2">modèle d'information</text:span></text:span><text:span text:style-name="T2"> est une abstraction qui représente les entités, leurs propriétés et leurs relations au sein d'un système. Il se concentre sur :</text:span></text:p>
      <text:list xml:id="list3365241817" text:style-name="L6">
        <text:list-item>
          <text:p text:style-name="P83"><text:span text:style-name="T2">La </text:span><text:span text:style-name="Strong_20_Emphasis"><text:span text:style-name="T2">compréhension globale</text:span></text:span><text:span text:style-name="T2"> des données et des concepts commerciaux.</text:span></text:p>
        </text:list-item>
        <text:list-item>
          <text:p text:style-name="P82"><text:span text:style-name="T2">La mise en relation des </text:span><text:span text:style-name="Strong_20_Emphasis"><text:span text:style-name="T2">entités</text:span></text:span><text:span text:style-name="T2"> sans s'attarder sur la manière dont les données sont stockées.</text:span></text:p>
        </text:list-item>
      </text:list>
      <text:h text:style-name="Heading_20_3" text:outline-level="3"><text:span text:style-name="T2">2. </text:span><text:span text:style-name="Strong_20_Emphasis"><text:span text:style-name="T2">Modèles de données</text:span></text:span></text:h>
      <text:p text:style-name="Text_20_body"><text:span text:style-name="T2">Un </text:span><text:span text:style-name="Strong_20_Emphasis"><text:span text:style-name="T2">modèle de données</text:span></text:span><text:span text:style-name="T2"> est la traduction technique du modèle d'information en structures de bases de données. Il s'agit de :</text:span></text:p>
      <text:list xml:id="list1089766876" text:style-name="L7">
        <text:list-item>
          <text:p text:style-name="P85"><text:span text:style-name="T2">La définition des </text:span><text:span text:style-name="Strong_20_Emphasis"><text:span text:style-name="T2">tables</text:span></text:span><text:span text:style-name="T2">, </text:span><text:span text:style-name="Strong_20_Emphasis"><text:span text:style-name="T2">colonnes</text:span></text:span><text:span text:style-name="T2"> et </text:span><text:span text:style-name="Strong_20_Emphasis"><text:span text:style-name="T2">relations</text:span></text:span><text:span text:style-name="T2"> spécifiques.</text:span></text:p>
        </text:list-item>
        <text:list-item>
          <text:p text:style-name="P84"><text:span text:style-name="T2">L'</text:span><text:span text:style-name="Strong_20_Emphasis"><text:span text:style-name="T2">organisation</text:span></text:span><text:span text:style-name="T2"> et la </text:span><text:span text:style-name="Strong_20_Emphasis"><text:span text:style-name="T2">normalisation</text:span></text:span><text:span text:style-name="T2"> des données pour garantir leur intégrité et éviter les redondances.</text:span></text:p>
        </text:list-item>
      </text:list>
      <text:h text:style-name="Heading_20_3" text:outline-level="3"><text:span text:style-name="T2">3. </text:span><text:span text:style-name="Strong_20_Emphasis"><text:span text:style-name="T2">Différences entre les deux modèles</text:span></text:span></text:h>
      <text:list xml:id="list1767130625" text:style-name="L8">
        <text:list-item>
          <text:p text:style-name="P87"><text:span text:style-name="T2">Le </text:span><text:span text:style-name="Strong_20_Emphasis"><text:span text:style-name="T2">modèle d'information</text:span></text:span><text:span text:style-name="T2"> est abstrait et conceptuel, utilisé pour comprendre les </text:span><text:span text:style-name="Strong_20_Emphasis"><text:span text:style-name="T2">relations commerciales</text:span></text:span><text:span text:style-name="T2"> entre les entités.</text:span></text:p>
        </text:list-item>
        <text:list-item>
          <text:p text:style-name="P86"><text:span text:style-name="T2">Le </text:span><text:span text:style-name="Strong_20_Emphasis"><text:span text:style-name="T2">modèle de données</text:span></text:span><text:span text:style-name="T2"> est plus technique et détaillé, utilisé pour </text:span><text:span text:style-name="Strong_20_Emphasis"><text:span text:style-name="T2">implémenter</text:span></text:span><text:span text:style-name="T2"> et </text:span><text:span text:style-name="Strong_20_Emphasis"><text:span text:style-name="T2">stocker</text:span></text:span><text:span text:style-name="T2"> ces informations dans des bases de données.</text:span></text:p>
        </text:list-item>
      </text:list>
      <text:h text:style-name="Heading_20_3" text:outline-level="3"><text:soft-page-break/><text:span text:style-name="T2">4. </text:span><text:span text:style-name="Strong_20_Emphasis"><text:span text:style-name="T2">Relation avec le modèle hiérarchique</text:span></text:span></text:h>
      <text:list xml:id="list334195455" text:style-name="L9">
        <text:list-item>
          <text:p text:style-name="P89"><text:span text:style-name="T2">Le </text:span><text:span text:style-name="Strong_20_Emphasis"><text:span text:style-name="T2">modèle hiérarchique</text:span></text:span><text:span text:style-name="T2"> est une structure arborescente qui implémente physiquement un système d'information.</text:span></text:p>
        </text:list-item>
        <text:list-item>
          <text:p text:style-name="P88"><text:span text:style-name="T2">Contrairement au modèle d'information, le modèle hiérarchique est une représentation </text:span><text:span text:style-name="Strong_20_Emphasis"><text:span text:style-name="T2">physique</text:span></text:span><text:span text:style-name="T2"> qui limite les relations plusieurs-à-plusieurs.</text:span></text:p>
        </text:list-item>
      </text:list>
      <text:h text:style-name="Heading_20_3" text:outline-level="3"><text:span text:style-name="T2">5. </text:span><text:span text:style-name="Strong_20_Emphasis"><text:span text:style-name="T2">Types de modèles de données</text:span></text:span></text:h>
      <text:list xml:id="list687808055" text:style-name="L10">
        <text:list-item>
          <text:p text:style-name="P91"><text:span text:style-name="Strong_20_Emphasis"><text:span text:style-name="T2">Modèle relationnel</text:span></text:span><text:span text:style-name="T2"> : Stocke les données dans des tableaux et garantit une indépendance entre le </text:span><text:span text:style-name="Strong_20_Emphasis"><text:span text:style-name="T2">stockage</text:span></text:span><text:span text:style-name="T2"> et l’</text:span><text:span text:style-name="Strong_20_Emphasis"><text:span text:style-name="T2">organisation logique</text:span></text:span><text:span text:style-name="T2">.</text:span></text:p>
        </text:list-item>
        <text:list-item>
          <text:p text:style-name="P90"><text:span text:style-name="Strong_20_Emphasis"><text:span text:style-name="T2">Modèle entité-relation (ER)</text:span></text:span><text:span text:style-name="T2"> : Utilisé pour conceptualiser une base de données sous forme d'</text:span><text:span text:style-name="Strong_20_Emphasis"><text:span text:style-name="T2">entités</text:span></text:span><text:span text:style-name="T2"> et d'</text:span><text:span text:style-name="Strong_20_Emphasis"><text:span text:style-name="T2">attributs</text:span></text:span><text:span text:style-name="T2">.</text:span></text:p>
        </text:list-item>
      </text:list>
      <text:h text:style-name="Heading_20_3" text:outline-level="3"><text:span text:style-name="T2">6. </text:span><text:span text:style-name="Strong_20_Emphasis"><text:span text:style-name="T2">Concepts clés de gestion des bases de données</text:span></text:span></text:h>
      <text:list xml:id="list2515475893" text:style-name="L11">
        <text:list-item>
          <text:p text:style-name="P93"><text:span text:style-name="Strong_20_Emphasis"><text:span text:style-name="T2">Indépendance logique des données</text:span></text:span><text:span text:style-name="T2"> : Modifier la structure de la base de données sans affecter les utilisateurs.</text:span></text:p>
        </text:list-item>
        <text:list-item>
          <text:p text:style-name="P93"><text:span text:style-name="Strong_20_Emphasis"><text:span text:style-name="T2">Indépendance physique des données</text:span></text:span><text:span text:style-name="T2"> : Réorganiser l'organisation interne des données sans impacter les applications.</text:span></text:p>
        </text:list-item>
        <text:list-item>
          <text:p text:style-name="P92"><text:span text:style-name="Strong_20_Emphasis"><text:span text:style-name="T2">Indépendance du stockage physique</text:span></text:span><text:span text:style-name="T2"> : Déplacer les données entre des périphériques physiques sans affecter les programmes.</text:span></text:p>
        </text:list-item>
      </text:list>
      <text:p text:style-name="P12"/>
      <text:p text:style-name="P12"/>
      <text:p text:style-name="P12"/>
      <text:h text:style-name="P15" text:outline-level="2">ERD et Types de Relations</text:h>
      <text:h text:style-name="P8" text:outline-level="3">Introduction</text:h>
      <text:p text:style-name="Text_20_body"><text:span text:style-name="T2">Un </text:span><text:span text:style-name="Strong_20_Emphasis"><text:span text:style-name="T2">ERD</text:span></text:span><text:span text:style-name="T2"> (Diagramme de Relation entre Entités) est une représentation visuelle qui illustre les </text:span><text:span text:style-name="Strong_20_Emphasis"><text:span text:style-name="T2">relations</text:span></text:span><text:span text:style-name="T2"> et les </text:span><text:span text:style-name="Strong_20_Emphasis"><text:span text:style-name="T2">interactions</text:span></text:span><text:span text:style-name="T2"> entre les entités d'une base de données. Il montre la structure logique d'un système de base de données en affichant les entités (personnes, objets ou concepts) et les relations qui existent entre elles sous forme de lignes reliant des boîtes.</text:span></text:p>
      <text:h text:style-name="Heading_20_3" text:outline-level="3"><text:span text:style-name="T2">1. </text:span><text:span text:style-name="Strong_20_Emphasis"><text:span text:style-name="T2">Composants d'un ERD</text:span></text:span></text:h>
      <text:list xml:id="list1103947323" text:style-name="L12">
        <text:list-item>
          <text:p text:style-name="P94"><text:span text:style-name="Strong_20_Emphasis"><text:span text:style-name="T2">Entités</text:span></text:span><text:span text:style-name="T2"> : Ce sont des personnes, des objets ou des concepts qui stockent des données dans une base de données. Elles sont représentées par des </text:span><text:span text:style-name="Strong_20_Emphasis"><text:span text:style-name="T2">rectangles</text:span></text:span><text:span text:style-name="T2"> dans un ERD et contiennent des </text:span><text:span text:style-name="Strong_20_Emphasis"><text:span text:style-name="T2">attributs</text:span></text:span><text:span text:style-name="T2"> (propriétés spécifiques à chaque entité). Les entités constituent la base des relations dans un modèle de base de données.</text:span></text:p>
        </text:list-item>
        <text:list-item>
          <text:p text:style-name="P94"><text:soft-page-break/><text:span text:style-name="Strong_20_Emphasis"><text:span text:style-name="T2">Ensembles de relations</text:span></text:span><text:span text:style-name="T2"> : Ils illustrent comment les entités sont connectées ou associées les unes aux autres. Ils montrent les connexions entre différentes entités et comment une instance d'une entité est liée à une autre. Les ensembles de relations sont représentés par des </text:span><text:span text:style-name="Strong_20_Emphasis"><text:span text:style-name="T2">losanges</text:span></text:span><text:span text:style-name="T2"> reliés aux entités par des lignes.</text:span></text:p>
        </text:list-item>
        <text:list-item>
          <text:p text:style-name="P94"><text:span text:style-name="Strong_20_Emphasis"><text:span text:style-name="T2">Notations en patte d'oie</text:span></text:span><text:span text:style-name="T2"> : Cette notation utilise des symboles pour indiquer la </text:span><text:span text:style-name="Strong_20_Emphasis"><text:span text:style-name="T2">nature</text:span></text:span><text:span text:style-name="T2"> et la </text:span><text:span text:style-name="Strong_20_Emphasis"><text:span text:style-name="T2">quantité</text:span></text:span><text:span text:style-name="T2"> des relations entre les entités. Les symboles permettent de comprendre les relations </text:span><text:span text:style-name="Strong_20_Emphasis"><text:span text:style-name="T2">un-à-un</text:span></text:span><text:span text:style-name="T2">, </text:span><text:span text:style-name="Strong_20_Emphasis"><text:span text:style-name="T2">un-à-plusieurs</text:span></text:span><text:span text:style-name="T2"> ou </text:span><text:span text:style-name="Strong_20_Emphasis"><text:span text:style-name="T2">plusieurs-à-plusieurs</text:span></text:span><text:span text:style-name="T2">.</text:span></text:p>
        </text:list-item>
      </text:list>
      <text:h text:style-name="Heading_20_3" text:outline-level="3"><text:span text:style-name="T2">2. </text:span><text:span text:style-name="Strong_20_Emphasis"><text:span text:style-name="T2">Types de Relations</text:span></text:span></text:h>
      <text:list xml:id="list1661946066" text:style-name="L13">
        <text:list-item>
          <text:p text:style-name="P95"><text:span text:style-name="Strong_20_Emphasis"><text:span text:style-name="T2">Un-à-un</text:span></text:span><text:span text:style-name="T2"> : Chaque instance d'une entité est liée à une seule instance d'une autre entité. Par exemple, chaque personne peut avoir un seul numéro de sécurité sociale, et chaque numéro de sécurité sociale correspond à une seule personne.</text:span></text:p>
        </text:list-item>
        <text:list-item>
          <text:p text:style-name="P95"><text:span text:style-name="Strong_20_Emphasis"><text:span text:style-name="T2">Un-à-plusieurs</text:span></text:span><text:span text:style-name="T2"> : Une instance d'une entité peut être liée à plusieurs instances d'une autre entité. Par exemple, un auteur peut écrire plusieurs livres, mais chaque livre n'a qu'un seul auteur.</text:span></text:p>
        </text:list-item>
        <text:list-item>
          <text:p text:style-name="P95"><text:span text:style-name="Strong_20_Emphasis"><text:span text:style-name="T2">Plusieurs-à-plusieurs</text:span></text:span><text:span text:style-name="T2"> : Plusieurs instances d'une entité peuvent être liées à plusieurs instances d'une autre entité. Par exemple, plusieurs auteurs peuvent écrire plusieurs livres, et chaque livre peut être écrit par plusieurs auteurs.</text:span></text:p>
        </text:list-item>
      </text:list>
      <text:h text:style-name="Heading_20_3" text:outline-level="3"><text:span text:style-name="T2">3. </text:span><text:span text:style-name="Strong_20_Emphasis"><text:span text:style-name="T2">Exemple d'ERD</text:span></text:span></text:h>
      <text:p text:style-name="Text_20_body"><text:span text:style-name="T2">Dans un exemple classique, le diagramme ER représente deux entités, </text:span><text:span text:style-name="Strong_20_Emphasis"><text:span text:style-name="T2">Livre</text:span></text:span><text:span text:style-name="T2"> et </text:span><text:span text:style-name="Strong_20_Emphasis"><text:span text:style-name="T2">Auteur</text:span></text:span><text:span text:style-name="T2">. Un </text:span><text:span text:style-name="Strong_20_Emphasis"><text:span text:style-name="T2">livre</text:span></text:span><text:span text:style-name="T2"> a des attributs comme le titre, l'édition, l'année, et le prix, tandis qu'un </text:span><text:span text:style-name="Strong_20_Emphasis"><text:span text:style-name="T2">auteur</text:span></text:span><text:span text:style-name="T2"> a des attributs tels que le nom, le prénom, l'adresse e-mail, la ville, le pays et l'identifiant de l'auteur.</text:span></text:p>
      <text:list xml:id="list1652273643" text:style-name="L14">
        <text:list-item>
          <text:p text:style-name="P97"><text:span text:style-name="T2">Un </text:span><text:span text:style-name="Strong_20_Emphasis"><text:span text:style-name="T2">livre</text:span></text:span><text:span text:style-name="T2"> peut être écrit par un ou plusieurs auteurs.</text:span></text:p>
        </text:list-item>
        <text:list-item>
          <text:p text:style-name="P96"><text:span text:style-name="T2">Un </text:span><text:span text:style-name="Strong_20_Emphasis"><text:span text:style-name="T2">auteur</text:span></text:span><text:span text:style-name="T2"> peut écrire un ou plusieurs livres.</text:span></text:p>
        </text:list-item>
      </text:list>
      <text:p text:style-name="Text_20_body"><text:span text:style-name="T2">Ce type de relation est représenté par un </text:span><text:span text:style-name="Strong_20_Emphasis"><text:span text:style-name="T2">ensemble de relations</text:span></text:span><text:span text:style-name="T2"> appelé "Créé par". Si plusieurs auteurs écrivent un livre, la relation est une </text:span><text:span text:style-name="Strong_20_Emphasis"><text:span text:style-name="T2">relation plusieurs-à-plusieurs</text:span></text:span><text:span text:style-name="T2">, ce qui est illustré par les symboles de la notation en patte d'oie (supérieur à et inférieur à).</text:span></text:p>
      <text:p text:style-name="P13"/>
      <text:p text:style-name="P14"/>
      <text:p text:style-name="P14"/>
      <text:p text:style-name="P12"/>
      <text:p text:style-name="P6"><text:span text:style-name="Strong_20_Emphasis"/></text:p>
      <text:p text:style-name="P6"><text:soft-page-break/><text:span text:style-name="Strong_20_Emphasis"/></text:p>
      <text:p text:style-name="P6"><text:span text:style-name="Strong_20_Emphasis"/></text:p>
      <text:p text:style-name="P6"><text:span text:style-name="Strong_20_Emphasis"><text:span text:style-name="T1">Mapping des Entités aux Tables : Compréhension et Meilleures Pratiques pour la Conception de Bases de Données Relationnelles</text:span></text:span></text:p>
      <text:p text:style-name="P6"><text:span text:style-name="Strong_20_Emphasis"><text:span text:style-name="T1"/></text:span></text:p>
      <text:p text:style-name="P7"><text:span text:style-name="Strong_20_Emphasis"><text:span text:style-name="T8">1. </text:span></text:span><text:span text:style-name="Strong_20_Emphasis"><text:span text:style-name="T7">Composants d'un ERD</text:span></text:span><text:span text:style-name="T7"> : Un ERD est une représentation visuelle des entités et des relations entre elles dans une base de données. Ses principaux composants sont :</text:span></text:p>
      <text:list xml:id="list2456576379" text:style-name="L15">
        <text:list-item>
          <text:p text:style-name="P98"><text:span text:style-name="Strong_20_Emphasis"><text:span text:style-name="T2">Les entités</text:span></text:span><text:span text:style-name="T2"> : Représentées par des rectangles, elles symbolisent des objets, concepts ou éléments du monde réel qui stockent des données. Par exemple, "book" est une entité.</text:span></text:p>
        </text:list-item>
        <text:list-item>
          <text:p text:style-name="P98"><text:span text:style-name="Strong_20_Emphasis"><text:span text:style-name="T2">Les attributs</text:span></text:span><text:span text:style-name="T2"> : Représentés par des ovales, ils définissent les caractéristiques associées aux entités. Dans l'exemple d'un livre, les attributs peuvent inclure l'ISBN, le titre, l'auteur et l'année de publication.</text:span></text:p>
        </text:list-item>
        <text:list-item>
          <text:p text:style-name="P99"><text:span text:style-name="Strong_20_Emphasis"><text:span text:style-name="T2">Les relations</text:span></text:span><text:span text:style-name="T2"> : Elles indiquent comment les entités sont connectées. Par exemple, une relation pourrait montrer qu’un auteur écrit un livre.</text:span></text:p>
          <text:p text:style-name="P37"/>
        </text:list-item>
      </text:list>
      <text:p text:style-name="P23"><text:span text:style-name="Strong_20_Emphasis"><text:span text:style-name="T3">2. <text:s/></text:span></text:span><text:span text:style-name="Strong_20_Emphasis"><text:span text:style-name="T2">Mapping d'un ERD à des tables</text:span></text:span><text:span text:style-name="T2"> :</text:span></text:p>
      <text:list xml:id="list1923017837" text:style-name="L16">
        <text:list-item>
          <text:p text:style-name="P100"><text:span text:style-name="T2">Chaque </text:span><text:span text:style-name="Strong_20_Emphasis"><text:span text:style-name="T2">entité</text:span></text:span><text:span text:style-name="T2"> devient une </text:span><text:span text:style-name="Strong_20_Emphasis"><text:span text:style-name="T2">table</text:span></text:span><text:span text:style-name="T2"> dans la base de données. Par exemple, l'entité "book" se transforme en une table "book".</text:span></text:p>
        </text:list-item>
        <text:list-item>
          <text:p text:style-name="P100"><text:span text:style-name="T2">Les </text:span><text:span text:style-name="Strong_20_Emphasis"><text:span text:style-name="T2">attributs</text:span></text:span><text:span text:style-name="T2"> d'une entité deviennent les </text:span><text:span text:style-name="Strong_20_Emphasis"><text:span text:style-name="T2">colonnes</text:span></text:span><text:span text:style-name="T2"> de cette table. Pour un livre, cela inclut des colonnes pour l'ISBN, le titre, l'auteur, etc.</text:span></text:p>
        </text:list-item>
        <text:list-item>
          <text:p text:style-name="P101"><text:span text:style-name="T2">Les </text:span><text:span text:style-name="Strong_20_Emphasis"><text:span text:style-name="T2">données</text:span></text:span><text:span text:style-name="T2"> sont ensuite ajoutées à ces colonnes pour remplir le tableau avec des informations concrètes.</text:span></text:p>
          <text:p text:style-name="P38"/>
        </text:list-item>
      </text:list>
      <text:p text:style-name="P24"><text:span text:style-name="Strong_20_Emphasis"><text:span text:style-name="T6">3. </text:span></text:span><text:span text:style-name="Strong_20_Emphasis"><text:span text:style-name="T5">Meilleures pratiques de conception des bases de données relationnelles</text:span></text:span><text:span text:style-name="T5"> :</text:span></text:p>
      <text:list xml:id="list2510400154" text:style-name="L17">
        <text:list-item>
          <text:p text:style-name="P102"><text:span text:style-name="Strong_20_Emphasis"><text:span text:style-name="T2">Clé primaire</text:span></text:span><text:span text:style-name="T2"> : Chaque table doit avoir une clé primaire, qui est un identifiant unique. Par exemple, l’ID d’un livre.</text:span></text:p>
        </text:list-item>
        <text:list-item>
          <text:p text:style-name="P102"><text:span text:style-name="Strong_20_Emphasis"><text:span text:style-name="T2">Validation des données</text:span></text:span><text:span text:style-name="T2"> : Il est important de garantir l'exactitude des données en mettant en place des validations, par exemple, en acceptant uniquement des valeurs numériques pour l'année de publication.</text:span></text:p>
        </text:list-item>
        <text:list-item>
          <text:p text:style-name="P102"><text:span text:style-name="Strong_20_Emphasis"><text:span text:style-name="T2">Valeurs par défaut</text:span></text:span><text:span text:style-name="T2"> : Certaines colonnes peuvent avoir des valeurs par défaut, par exemple, "Inconnu" pour l'auteur si les informations ne sont pas disponibles.</text:span></text:p>
        </text:list-item>
        <text:list-item>
          <text:p text:style-name="P102"><text:soft-page-break/><text:span text:style-name="Strong_20_Emphasis"><text:span text:style-name="T2">Utilisation de vues</text:span></text:span><text:span text:style-name="T2"> : Pour simplifier l'accès aux données ou les requêtes complexes, des vues peuvent être créées pour combiner des informations de plusieurs tables, comme les livres et leurs auteurs.</text:span></text:p>
        </text:list-item>
        <text:list-item>
          <text:p text:style-name="P103"><text:span text:style-name="Strong_20_Emphasis"><text:span text:style-name="T2">Contrôle de simultanéité</text:span></text:span><text:span text:style-name="T2"> : Des mécanismes comme l'horodatage de la dernière modification doivent être mis en place pour gérer l'accès simultané et éviter les conflits de données.</text:span></text:p>
        </text:list-item>
      </text:list>
      <text:p text:style-name="P4"/>
      <text:p text:style-name="P4"/>
      <text:h text:style-name="P16" text:outline-level="2">Résumé des Types de Données dans les Bases de Données</text:h>
      <text:h text:style-name="P8" text:outline-level="3">Introduction</text:h>
      <text:p text:style-name="Text_20_body"><text:span text:style-name="T2">Ce document présente les types de données, avec un accent particulier sur le type </text:span><text:span text:style-name="Strong_20_Emphasis"><text:span text:style-name="T2">Varchar</text:span></text:span><text:span text:style-name="T2">. Après la lecture, vous serez capable de définir un type de données, d'expliquer son utilisation et d'identifier les types de données courants.</text:span></text:p>
      <text:h text:style-name="P8" text:outline-level="3">1. Définition des Types de Données</text:h>
      <text:list xml:id="list2700995659" text:style-name="L18">
        <text:list-item>
          <text:p text:style-name="P150"><text:span text:style-name="Strong_20_Emphasis"><text:span text:style-name="T2">Table de base de données</text:span></text:span><text:span text:style-name="T2"> : Représente une entité avec des colonnes correspondant aux attributs de cette entité.</text:span></text:p>
          <text:list>
            <text:list-item>
              <text:p text:style-name="P150"><text:span text:style-name="Strong_20_Emphasis"><text:span text:style-name="T2">Exemple</text:span></text:span><text:span text:style-name="T2"> : Une table appelée </text:span><text:span text:style-name="Strong_20_Emphasis"><text:span text:style-name="T2">livre</text:span></text:span><text:span text:style-name="T2"> pourrait contenir :</text:span></text:p>
              <text:list>
                <text:list-item>
                  <text:p text:style-name="P55">Titre (texte)</text:p>
                </text:list-item>
                <text:list-item>
                  <text:p text:style-name="P55">Date de publication (date)</text:p>
                </text:list-item>
                <text:list-item>
                  <text:p text:style-name="P56">Nombre de pages (nombre)</text:p>
                </text:list-item>
              </text:list>
            </text:list-item>
          </text:list>
        </text:list-item>
      </text:list>
      <text:h text:style-name="P8" text:outline-level="3">2. Importance du Type de Données</text:h>
      <text:list xml:id="list4163349589" text:style-name="L19">
        <text:list-item>
          <text:p text:style-name="P57">Chaque colonne d'une table doit contenir des données du même type.</text:p>
        </text:list-item>
        <text:list-item>
          <text:p text:style-name="P57">Le type de données détermine le format des informations stockées :</text:p>
          <text:list>
            <text:list-item>
              <text:p text:style-name="P152"><text:span text:style-name="Strong_20_Emphasis"><text:span text:style-name="T2">Texte</text:span></text:span><text:span text:style-name="T2"> : Alphanumériques</text:span></text:p>
            </text:list-item>
            <text:list-item>
              <text:p text:style-name="P152"><text:span text:style-name="Strong_20_Emphasis"><text:span text:style-name="T2">Date</text:span></text:span><text:span text:style-name="T2"> : Dates au format valide</text:span></text:p>
            </text:list-item>
            <text:list-item>
              <text:p text:style-name="P151"><text:span text:style-name="Strong_20_Emphasis"><text:span text:style-name="T2">Numérique</text:span></text:span><text:span text:style-name="T2"> : Nombres uniquement</text:span></text:p>
            </text:list-item>
          </text:list>
        </text:list-item>
      </text:list>
      <text:h text:style-name="P8" text:outline-level="3">3. Focus sur Varchar</text:h>
      <text:list xml:id="list774370084" text:style-name="L20">
        <text:list-item>
          <text:p text:style-name="P154"><text:span text:style-name="Strong_20_Emphasis"><text:span text:style-name="T2">Varchar</text:span></text:span><text:span text:style-name="T2"> (Variable Character) : Peut contenir une chaîne de caractères de longueur variable jusqu'à un maximum spécifié.</text:span></text:p>
          <text:list>
            <text:list-item>
              <text:p text:style-name="P154"><text:span text:style-name="Strong_20_Emphasis"><text:span text:style-name="T2">Exemple</text:span></text:span><text:span text:style-name="T2"> : </text:span><text:span text:style-name="Source_20_Text"><text:span text:style-name="T2">Varchar(100)</text:span></text:span><text:span text:style-name="T2"> réserve un espace pour 100 caractères, mais n'utilise que l'espace nécessaire (50 caractères = 50 d'espace utilisé).</text:span></text:p>
            </text:list-item>
          </text:list>
        </text:list-item>
        <text:list-item>
          <text:p text:style-name="P154"><text:span text:style-name="Strong_20_Emphasis"><text:span text:style-name="T2">Avantages de Varchar</text:span></text:span><text:span text:style-name="T2"> :</text:span></text:p>
          <text:list>
            <text:list-item>
              <text:p text:style-name="P154"><text:span text:style-name="Strong_20_Emphasis"><text:span text:style-name="T2">Efficacité</text:span></text:span><text:span text:style-name="T2"> : Économise de l'espace par rapport aux types de longueur fixe comme </text:span><text:span text:style-name="Strong_20_Emphasis"><text:span text:style-name="T2">char</text:span></text:span><text:span text:style-name="T2">.</text:span></text:p>
            </text:list-item>
            <text:list-item>
              <text:p text:style-name="P153"><text:soft-page-break/><text:span text:style-name="Strong_20_Emphasis"><text:span text:style-name="T2">Flexibilité</text:span></text:span><text:span text:style-name="T2"> : Idéal pour les chaînes de longueur variable (noms, adresses).</text:span></text:p>
            </text:list-item>
          </text:list>
        </text:list-item>
      </text:list>
      <text:h text:style-name="P8" text:outline-level="3">4. Autres Types de Données Courants</text:h>
      <text:list xml:id="list413518002" text:style-name="L21">
        <text:list-item>
          <text:p text:style-name="P156"><text:span text:style-name="Strong_20_Emphasis"><text:span text:style-name="T2">Date et Heure</text:span></text:span><text:span text:style-name="T2"> : Types pour stocker des informations de temps.</text:span></text:p>
          <text:list>
            <text:list-item>
              <text:p text:style-name="P156"><text:span text:style-name="Strong_20_Emphasis"><text:span text:style-name="T2">Exemples</text:span></text:span><text:span text:style-name="T2"> : </text:span><text:span text:style-name="Source_20_Text"><text:span text:style-name="T2">DATETIME</text:span></text:span><text:span text:style-name="T2"> ou </text:span><text:span text:style-name="Source_20_Text"><text:span text:style-name="T2">TIMESTAMP</text:span></text:span><text:span text:style-name="T2"> pour la date et l'heure.</text:span></text:p>
            </text:list-item>
          </text:list>
        </text:list-item>
        <text:list-item>
          <text:p text:style-name="P156"><text:span text:style-name="Strong_20_Emphasis"><text:span text:style-name="T2">Numériques</text:span></text:span><text:span text:style-name="T2"> :</text:span></text:p>
          <text:list>
            <text:list-item>
              <text:p text:style-name="P156"><text:span text:style-name="Strong_20_Emphasis"><text:span text:style-name="T2">Float</text:span></text:span><text:span text:style-name="T2"> : Précision approximative, utilisé lorsque la précision exacte n'est pas nécessaire.</text:span></text:p>
            </text:list-item>
            <text:list-item>
              <text:p text:style-name="P156"><text:span text:style-name="Strong_20_Emphasis"><text:span text:style-name="T2">Decimal</text:span></text:span><text:span text:style-name="T2"> : Pour des calculs arithmétiques exacts, idéal pour des situations financières.</text:span></text:p>
            </text:list-item>
          </text:list>
        </text:list-item>
        <text:list-item>
          <text:p text:style-name="P156"><text:span text:style-name="Strong_20_Emphasis"><text:span text:style-name="T2">Entiers</text:span></text:span><text:span text:style-name="T2"> : Types comme </text:span><text:span text:style-name="Strong_20_Emphasis"><text:span text:style-name="T2">INT</text:span></text:span><text:span text:style-name="T2"> et </text:span><text:span text:style-name="Strong_20_Emphasis"><text:span text:style-name="T2">SMALLINT</text:span></text:span><text:span text:style-name="T2"> pour stocker des nombres entiers.</text:span></text:p>
          <text:list>
            <text:list-item>
              <text:p text:style-name="P155"><text:span text:style-name="Strong_20_Emphasis"><text:span text:style-name="T2">Plage d'un INT</text:span></text:span><text:span text:style-name="T2"> : de -2,147,483,648 à 2,147,483,647.</text:span></text:p>
            </text:list-item>
          </text:list>
        </text:list-item>
      </text:list>
      <text:h text:style-name="P8" text:outline-level="3">5. Types de Données Binaires</text:h>
      <text:list xml:id="list2972971790" text:style-name="L22">
        <text:list-item>
          <text:p text:style-name="P157"><text:span text:style-name="Strong_20_Emphasis"><text:span text:style-name="T2">BLOB</text:span></text:span><text:span text:style-name="T2"> (Binary Large Object) : Stocke des données binaires comme des images ou des fichiers sous forme de séquence d'octets.</text:span></text:p>
        </text:list-item>
      </text:list>
      <text:h text:style-name="P8" text:outline-level="3">6. Choix du Type de Données</text:h>
      <text:list xml:id="list1086751345" text:style-name="L23">
        <text:list-item>
          <text:p text:style-name="P58">Comprendre les différents types de données et leur mise en œuvre est essentiel pour une conception efficace des bases de données.</text:p>
        </text:list-item>
        <text:list-item>
          <text:p text:style-name="P59">Choisir le type de données approprié permet d'éviter les erreurs d'insertion, facilite le tri, la sélection, et les calculs précis.</text:p>
        </text:list-item>
      </text:list>
      <text:p text:style-name="P4"/>
      <text:p text:style-name="P4"/>
      <text:p text:style-name="P4"/>
      <text:p text:style-name="P4"/>
      <text:h text:style-name="P17" text:outline-level="3">Introduction aux Concepts de Modèles Relationnels</text:h>
      <text:p text:style-name="Text_20_body"/>
      <text:h text:style-name="Heading_20_3" text:outline-level="3">1. Le Modèle Relationnel</text:h>
      <text:list xml:id="list1782768120" text:style-name="L24">
        <text:list-item>
          <text:p text:style-name="P158">Introduit en 1970, le modèle relationnel permet d'organiser et de comprendre les données via deux concepts fondamentaux : <text:span text:style-name="Strong_20_Emphasis">les ensembles</text:span> et <text:span text:style-name="Strong_20_Emphasis">les relations</text:span>.</text:p>
        </text:list-item>
      </text:list>
      <text:h text:style-name="Heading_20_4" text:outline-level="4">1.1. Ensembles</text:h>
      <text:list xml:id="list1018272154" text:style-name="L25">
        <text:list-item>
          <text:p text:style-name="P160"><text:span text:style-name="Strong_20_Emphasis">Définition</text:span> : Un ensemble est une collection d'éléments uniques, sans ordre spécifié, regroupant des éléments d'un type similaire.</text:p>
        </text:list-item>
        <text:list-item>
          <text:p text:style-name="P159"><text:span text:style-name="Strong_20_Emphasis">Notation</text:span> : Les ensembles sont souvent désignés par des accolades, par exemple : <text:span text:style-name="Source_20_Text">{a, b, c}</text:span>.</text:p>
        </text:list-item>
      </text:list>
      <text:p text:style-name="Text_20_body"><text:soft-page-break/><text:span text:style-name="Strong_20_Emphasis">Opérations de Base Associées aux Ensembles</text:span> :</text:p>
      <text:list xml:id="list4229997907" text:style-name="L26">
        <text:list-item>
          <text:p text:style-name="P162"><text:span text:style-name="Strong_20_Emphasis">Appartenance</text:span> : Un élément appartient à un ensemble.</text:p>
        </text:list-item>
        <text:list-item>
          <text:p text:style-name="P162"><text:span text:style-name="Strong_20_Emphasis">Sous-ensemble</text:span> : Un ensemble A est un sous-ensemble de B si tous les éléments de A sont dans B.</text:p>
        </text:list-item>
        <text:list-item>
          <text:p text:style-name="P162"><text:span text:style-name="Strong_20_Emphasis">Union</text:span> : L'union de deux ensembles A et B contient tous les éléments présents dans A ou B ou les deux.</text:p>
        </text:list-item>
        <text:list-item>
          <text:p text:style-name="P162"><text:span text:style-name="Strong_20_Emphasis">Intersection</text:span> : L'intersection de deux ensembles contient les éléments communs à A et B.</text:p>
        </text:list-item>
        <text:list-item>
          <text:p text:style-name="P162"><text:span text:style-name="Strong_20_Emphasis">Différence</text:span> : La différence entre A et B contient les éléments de A qui ne sont pas dans B.</text:p>
        </text:list-item>
        <text:list-item>
          <text:p text:style-name="P161"><text:span text:style-name="Strong_20_Emphasis">Ensemble vide</text:span> : L'ensemble vide ne contient aucun élément et est un sous-ensemble de chaque ensemble.</text:p>
        </text:list-item>
      </text:list>
      <text:h text:style-name="Heading_20_3" text:outline-level="3">2. Relations</text:h>
      <text:list xml:id="list4249574944" text:style-name="L27">
        <text:list-item>
          <text:p text:style-name="P164">Les relations décrivent les liens entre les éléments d'un ensemble.</text:p>
        </text:list-item>
        <text:list-item>
          <text:p text:style-name="P164">Types courants :</text:p>
          <text:list>
            <text:list-item>
              <text:p text:style-name="P164"><text:span text:style-name="Strong_20_Emphasis">Relations binaires</text:span> : Connectent deux éléments, par exemple, "3 est inférieur à 5".</text:p>
            </text:list-item>
            <text:list-item>
              <text:p text:style-name="P163"><text:span text:style-name="Strong_20_Emphasis">Paires ordonnées</text:span> : Représentent une relation binaire entre deux ensembles (A, B).</text:p>
            </text:list-item>
          </text:list>
        </text:list-item>
      </text:list>
      <text:p text:style-name="Text_20_body"><text:span text:style-name="Strong_20_Emphasis">Propriétés des Relations</text:span> :</text:p>
      <text:list xml:id="list907390699" text:style-name="L28">
        <text:list-item>
          <text:p text:style-name="P166"><text:span text:style-name="Strong_20_Emphasis">Réflexivité</text:span> : Chaque élément se rapporte à lui-même.</text:p>
        </text:list-item>
        <text:list-item>
          <text:p text:style-name="P166"><text:span text:style-name="Strong_20_Emphasis">Symétrie</text:span> : Si A est lié à B, alors B est lié à A.</text:p>
        </text:list-item>
        <text:list-item>
          <text:p text:style-name="P166"><text:span text:style-name="Strong_20_Emphasis">Transitivité</text:span> : Si A est lié à B et B est lié à C, alors A est lié à C.</text:p>
        </text:list-item>
        <text:list-item>
          <text:p text:style-name="P165"><text:span text:style-name="Strong_20_Emphasis">Antisymétrie</text:span> : Si A est lié à B et B est lié à A, alors A doit être égal à B.</text:p>
        </text:list-item>
      </text:list>
      <text:h text:style-name="Heading_20_3" text:outline-level="3">3. Composants Essentiels d'une Relation</text:h>
      <text:list xml:id="list2162487162" text:style-name="L29">
        <text:list-item>
          <text:p text:style-name="P168"><text:span text:style-name="Strong_20_Emphasis">Schéma de Relation</text:span> : Spécifie la structure, incluant le nom de la relation et les attributs (colonnes) avec leurs types de données.</text:p>
        </text:list-item>
        <text:list-item>
          <text:p text:style-name="P167"><text:span text:style-name="Strong_20_Emphasis">Instance de Relation</text:span> : Représente les données réelles stockées dans la table, constituées de lignes (tuples) et de colonnes (attributs).</text:p>
        </text:list-item>
      </text:list>
      <text:h text:style-name="Heading_20_4" text:outline-level="4">3.1. Degré et Cardinalité</text:h>
      <text:list xml:id="list3540057689" text:style-name="L30">
        <text:list-item>
          <text:p text:style-name="P170"><text:span text:style-name="Strong_20_Emphasis">Degré</text:span> : Nombre d'attributs (colonnes) d'une relation.</text:p>
        </text:list-item>
        <text:list-item>
          <text:p text:style-name="P169"><text:span text:style-name="Strong_20_Emphasis">Cardinalité</text:span> : Nombre de tuples (lignes) d'une relation.</text:p>
        </text:list-item>
      </text:list>
      <text:h text:style-name="P3" text:outline-level="3"/>
      <text:p text:style-name="P4"/>
      <text:p text:style-name="P4"/>
      <text:p text:style-name="P4"/>
      <text:h text:style-name="P17" text:outline-level="3">Architecture de Base de Données</text:h>
      <text:p text:style-name="Text_20_body"/>
      <text:p text:style-name="Text_20_body"><text:span text:style-name="Strong_20_Emphasis"><text:span text:style-name="T2">Définition :</text:span></text:span><text:span text:style-name="T2"> La </text:span><text:span text:style-name="Strong_20_Emphasis"><text:span text:style-name="T2">topologie de déploiement</text:span></text:span><text:span text:style-name="T2"> fait référence à l'arrangement des matériels, logiciels et composants réseau dans un système ou pour le déploiement </text:span><text:soft-page-break/><text:span text:style-name="T2">d'une application. Le choix de la topologie dépend de facteurs tels que l'évolutivité, les performances, la fiabilité et la nature de l'application.</text:span></text:p>
      <text:h text:style-name="P8" text:outline-level="3">Topologies de Déploiement Courantes</text:h>
      <text:list xml:id="list17349897" text:style-name="L31">
        <text:list-item>
          <text:p text:style-name="P171"><text:span text:style-name="Strong_20_Emphasis"><text:span text:style-name="T2">Architecture à un seul niveau :</text:span></text:span></text:p>
          <text:list>
            <text:list-item>
              <text:p text:style-name="P60">Tous les composants d'une application (interface utilisateur, logique applicative, stockage des données) sont déployés sur un seul serveur ou une seule machine.</text:p>
            </text:list-item>
            <text:list-item>
              <text:p text:style-name="P60">L'ensemble de la pile fonctionne dans le même environnement.</text:p>
            </text:list-item>
          </text:list>
        </text:list-item>
        <text:list-item>
          <text:p text:style-name="P171"><text:span text:style-name="Strong_20_Emphasis"><text:span text:style-name="T2">Architecture Client-Serveur (ou à deux niveaux) :</text:span></text:span></text:p>
          <text:list>
            <text:list-item>
              <text:p text:style-name="P60">L'application est divisée en deux couches :</text:p>
              <text:list>
                <text:list-item>
                  <text:p text:style-name="P172"><text:span text:style-name="Strong_20_Emphasis"><text:span text:style-name="T2">Couche Client :</text:span></text:span><text:span text:style-name="T2"> Gère l'interface utilisateur.</text:span></text:p>
                </text:list-item>
                <text:list-item>
                  <text:p text:style-name="P172"><text:span text:style-name="Strong_20_Emphasis"><text:span text:style-name="T2">Couche Serveur :</text:span></text:span><text:span text:style-name="T2"> Gère la logique de l'application et le stockage des données.</text:span></text:p>
                </text:list-item>
              </text:list>
            </text:list-item>
            <text:list-item>
              <text:p text:style-name="P60">Les utilisateurs accèdent à la base de données via des systèmes clients, souvent à travers une page web ou une application locale.</text:p>
            </text:list-item>
          </text:list>
        </text:list-item>
        <text:list-item>
          <text:p text:style-name="P171"><text:span text:style-name="Strong_20_Emphasis"><text:span text:style-name="T2">Architecture à trois niveaux :</text:span></text:span></text:p>
          <text:list>
            <text:list-item>
              <text:p text:style-name="P60">Introduit une couche intermédiaire (serveur d'application) entre le client et le serveur de base de données.</text:p>
            </text:list-item>
            <text:list-item>
              <text:p text:style-name="P60">Composants :</text:p>
              <text:list>
                <text:list-item>
                  <text:p text:style-name="P172"><text:span text:style-name="Strong_20_Emphasis"><text:span text:style-name="T2">Couche de Présentation :</text:span></text:span><text:span text:style-name="T2"> Interface utilisateur accessible via plusieurs plateformes (bureau, web, mobile).</text:span></text:p>
                </text:list-item>
                <text:list-item>
                  <text:p text:style-name="P172"><text:span text:style-name="Strong_20_Emphasis"><text:span text:style-name="T2">Couche Logique Métier :</text:span></text:span><text:span text:style-name="T2"> Gère la logique de l'application.</text:span></text:p>
                </text:list-item>
                <text:list-item>
                  <text:p text:style-name="P171"><text:span text:style-name="Strong_20_Emphasis"><text:span text:style-name="T2">Couche de Données :</text:span></text:span><text:span text:style-name="T2"> Contient le serveur de base de données.</text:span></text:p>
                </text:list-item>
              </text:list>
            </text:list-item>
          </text:list>
        </text:list-item>
      </text:list>
      <text:h text:style-name="P8" text:outline-level="3">Avantages de l'Architecture à Trois Niveaux</text:h>
      <text:list xml:id="list4079685016" text:style-name="L32">
        <text:list-item>
          <text:p text:style-name="P174"><text:span text:style-name="Strong_20_Emphasis"><text:span text:style-name="T2">Sécurité :</text:span></text:span><text:span text:style-name="T2"> Limitation de l'accès aux serveurs de base de données pour protéger les données sensibles.</text:span></text:p>
        </text:list-item>
        <text:list-item>
          <text:p text:style-name="P174"><text:span text:style-name="Strong_20_Emphasis"><text:span text:style-name="T2">Optimisation des Performances :</text:span></text:span><text:span text:style-name="T2"> Réduction du trafic inutile sur les serveurs de base de données critiques.</text:span></text:p>
        </text:list-item>
        <text:list-item>
          <text:p text:style-name="P173"><text:span text:style-name="Strong_20_Emphasis"><text:span text:style-name="T2">Maintenabilité :</text:span></text:span><text:span text:style-name="T2"> Les administrateurs peuvent modifier le schéma de la base de données sans perturber l'application.</text:span></text:p>
        </text:list-item>
      </text:list>
      <text:h text:style-name="P8" text:outline-level="3">Déploiement dans le Cloud</text:h>
      <text:list xml:id="list2947064670" text:style-name="L33">
        <text:list-item>
          <text:p text:style-name="P61">De plus en plus populaire, cette approche permet aux bases de données d'être hébergées dans un environnement Cloud, offrant plusieurs avantages :</text:p>
          <text:list>
            <text:list-item>
              <text:p text:style-name="P61">Pas besoin d'installer le logiciel de base de données localement.</text:p>
            </text:list-item>
            <text:list-item>
              <text:p text:style-name="P61">Accessibilité facile depuis n'importe où avec une connexion internet.</text:p>
            </text:list-item>
            <text:list-item>
              <text:p text:style-name="P62"><text:soft-page-break/>Flexibilité pour les environnements de développement, de test et de production.</text:p>
            </text:list-item>
          </text:list>
        </text:list-item>
      </text:list>
      <text:p text:style-name="P4"/>
      <text:p text:style-name="P4"/>
      <text:p text:style-name="P4"/>
      <text:h text:style-name="P2" text:outline-level="3"><text:span text:style-name="Strong_20_Emphasis"><text:span text:style-name="T1">Introduction à l'Architecture des Bases de Données</text:span></text:span></text:h>
      <text:list xml:id="list2814990317" text:style-name="L34">
        <text:list-header>
          <text:p text:style-name="P39"/>
        </text:list-header>
      </text:list>
      <text:h text:style-name="P21" text:outline-level="3"><text:span text:style-name="Strong_20_Emphasis"><text:span text:style-name="T4">1.</text:span></text:span><text:span text:style-name="Strong_20_Emphasis"><text:span text:style-name="T2"> Topologies de Déploiement</text:span></text:span></text:h>
      <text:list xml:id="list1913701350" text:style-name="L35">
        <text:list-item>
          <text:p text:style-name="P104"><text:span text:style-name="Strong_20_Emphasis"><text:span text:style-name="T2">Définition</text:span></text:span><text:span text:style-name="T2"> :</text:span></text:p>
          <text:list>
            <text:list-item>
              <text:p text:style-name="P40">Arrangement des composants matériels, logiciels et réseau dans un système ou une application.</text:p>
            </text:list-item>
          </text:list>
        </text:list-item>
        <text:list-item>
          <text:p text:style-name="P104"><text:span text:style-name="Strong_20_Emphasis"><text:span text:style-name="T2">Facteurs de choix</text:span></text:span><text:span text:style-name="T2"> :</text:span></text:p>
          <text:list>
            <text:list-item>
              <text:p text:style-name="P41">Évolutivité, performances, fiabilité et nature de l'application.</text:p>
            </text:list-item>
          </text:list>
        </text:list-item>
      </text:list>
      <text:h text:style-name="P22" text:outline-level="4"><text:span text:style-name="Strong_20_Emphasis"><text:span text:style-name="T2">Types de Topologies</text:span></text:span><text:span text:style-name="T2"> :</text:span></text:h>
      <text:list xml:id="list232219162" text:style-name="L36">
        <text:list-item>
          <text:p text:style-name="P105"><text:span text:style-name="Strong_20_Emphasis"><text:span text:style-name="T2">Architecture à un seul niveau</text:span></text:span><text:span text:style-name="T2"> :</text:span></text:p>
          <text:list>
            <text:list-item>
              <text:p text:style-name="P42">Tous les composants (interface utilisateur, logique applicative, stockage) sont sur un seul serveur.</text:p>
            </text:list-item>
          </text:list>
        </text:list-item>
        <text:list-item>
          <text:p text:style-name="P105"><text:span text:style-name="Strong_20_Emphasis"><text:span text:style-name="T2">Architecture client-serveur (deux niveaux)</text:span></text:span><text:span text:style-name="T2"> :</text:span></text:p>
          <text:list>
            <text:list-item>
              <text:p text:style-name="P42">Divise l'application en deux couches :</text:p>
              <text:list>
                <text:list-item>
                  <text:p text:style-name="P106"><text:span text:style-name="Strong_20_Emphasis"><text:span text:style-name="T2">Client</text:span></text:span><text:span text:style-name="T2"> : Interface utilisateur.</text:span></text:p>
                </text:list-item>
                <text:list-item>
                  <text:p text:style-name="P106"><text:span text:style-name="Strong_20_Emphasis"><text:span text:style-name="T2">Serveur</text:span></text:span><text:span text:style-name="T2"> : Logique applicative et stockage des données.</text:span></text:p>
                </text:list-item>
              </text:list>
            </text:list-item>
            <text:list-item>
              <text:p text:style-name="P42">Utilise des APIs pour la communication entre le client et le serveur.</text:p>
            </text:list-item>
          </text:list>
        </text:list-item>
        <text:list-item>
          <text:p text:style-name="P105"><text:span text:style-name="Strong_20_Emphasis"><text:span text:style-name="T2">Architecture à trois niveaux</text:span></text:span><text:span text:style-name="T2"> :</text:span></text:p>
          <text:list>
            <text:list-item>
              <text:p text:style-name="P42">Sépare la couche de présentation, la logique métier et le stockage de données.</text:p>
            </text:list-item>
            <text:list-item>
              <text:p text:style-name="P106"><text:span text:style-name="Strong_20_Emphasis"><text:span text:style-name="T2">Client</text:span></text:span><text:span text:style-name="T2"> : Interagit avec un serveur d'application qui communique avec la base de données.</text:span></text:p>
            </text:list-item>
          </text:list>
        </text:list-item>
        <text:list-item>
          <text:p text:style-name="P105"><text:span text:style-name="Strong_20_Emphasis"><text:span text:style-name="T2">Déploiement dans le Cloud</text:span></text:span><text:span text:style-name="T2"> :</text:span></text:p>
          <text:list>
            <text:list-item>
              <text:p text:style-name="P42">Les bases de données sont hébergées dans un environnement Cloud, offrant :</text:p>
              <text:list>
                <text:list-item>
                  <text:p text:style-name="P42">Accessibilité de n'importe où.</text:p>
                </text:list-item>
                <text:list-item>
                  <text:p text:style-name="P42">Aucune installation locale requise.</text:p>
                </text:list-item>
                <text:list-item>
                  <text:p text:style-name="P43">Maintenance simplifiée.</text:p>
                </text:list-item>
              </text:list>
            </text:list-item>
          </text:list>
        </text:list-item>
      </text:list>
      <text:h text:style-name="P21" text:outline-level="3"><text:soft-page-break/><text:span text:style-name="Strong_20_Emphasis"><text:span text:style-name="T4">2</text:span></text:span><text:span text:style-name="Strong_20_Emphasis"><text:span text:style-name="T2">. Architecture Distribuée et Bases de Données en Cluster</text:span></text:span></text:h>
      <text:list xml:id="list1196884392" text:style-name="L37">
        <text:list-item>
          <text:p text:style-name="P107"><text:span text:style-name="Strong_20_Emphasis"><text:span text:style-name="T2">Objectifs d'apprentissage</text:span></text:span><text:span text:style-name="T2"> :</text:span></text:p>
          <text:list>
            <text:list-item>
              <text:p text:style-name="P44">Décrire les types d'architecture de base de données et leurs avantages.</text:p>
            </text:list-item>
            <text:list-item>
              <text:p text:style-name="P45">Expliquer certaines techniques de gestion des données et d'optimisation des performances.</text:p>
            </text:list-item>
          </text:list>
        </text:list-item>
      </text:list>
      <text:h text:style-name="P22" text:outline-level="4"><text:span text:style-name="Strong_20_Emphasis"><text:span text:style-name="T2">Types d'Architecture de Base de Données</text:span></text:span><text:span text:style-name="T2"> :</text:span></text:h>
      <text:list xml:id="list2437060067" text:style-name="L38">
        <text:list-item>
          <text:p text:style-name="P108"><text:span text:style-name="Strong_20_Emphasis"><text:span text:style-name="T2">Architecture à disque partagé</text:span></text:span><text:span text:style-name="T2"> :</text:span></text:p>
          <text:list>
            <text:list-item>
              <text:p text:style-name="P46">Plusieurs serveurs traitent les charges de travail en parallèle avec un stockage partagé.</text:p>
            </text:list-item>
            <text:list-item>
              <text:p text:style-name="P46">Haute disponibilité grâce à des mécanismes de redirection en cas de panne.</text:p>
            </text:list-item>
          </text:list>
        </text:list-item>
        <text:list-item>
          <text:p text:style-name="P108"><text:span text:style-name="Strong_20_Emphasis"><text:span text:style-name="T2">Architecture Shared Nothing</text:span></text:span><text:span text:style-name="T2"> :</text:span></text:p>
          <text:list>
            <text:list-item>
              <text:p text:style-name="P46">Utilise la réplication ou le partitionnement pour répartir les charges de travail.</text:p>
            </text:list-item>
            <text:list-item>
              <text:p text:style-name="P46">Améliore la tolérance aux pannes en redirigeant les clients vers d'autres nœuds en cas de défaillance.</text:p>
            </text:list-item>
          </text:list>
        </text:list-item>
        <text:list-item>
          <text:p text:style-name="P108"><text:span text:style-name="Strong_20_Emphasis"><text:span text:style-name="T2">Architectures combinées</text:span></text:span><text:span text:style-name="T2"> :</text:span></text:p>
          <text:list>
            <text:list-item>
              <text:p text:style-name="P47">Intègrent des techniques de disque partagé et de non-partage avec des composants matériels spécialisés.</text:p>
            </text:list-item>
          </text:list>
        </text:list-item>
      </text:list>
      <text:h text:style-name="P21" text:outline-level="3"><text:span text:style-name="Strong_20_Emphasis"><text:span text:style-name="T4">3</text:span></text:span><text:span text:style-name="Strong_20_Emphasis"><text:span text:style-name="T2">. Techniques de Gestion des Données et d'Optimisation des Performances</text:span></text:span></text:h>
      <text:list xml:id="list1297833485" text:style-name="L39">
        <text:list-item>
          <text:p text:style-name="P109"><text:span text:style-name="Strong_20_Emphasis"><text:span text:style-name="T2">Réplication de base de données</text:span></text:span><text:span text:style-name="T2"> :</text:span></text:p>
          <text:list>
            <text:list-item>
              <text:p text:style-name="P48">Copie les modifications d'un serveur principal vers des répliques pour répartir la charge de travail.</text:p>
            </text:list-item>
            <text:list-item>
              <text:p text:style-name="P48">Les répliques peuvent être utilisées pour la haute disponibilité ou la reprise après sinistre.</text:p>
            </text:list-item>
          </text:list>
        </text:list-item>
        <text:list-item>
          <text:p text:style-name="P109"><text:span text:style-name="Strong_20_Emphasis"><text:span text:style-name="T2">Partitionnement de base de données</text:span></text:span><text:span text:style-name="T2"> :</text:span></text:p>
          <text:list>
            <text:list-item>
              <text:p text:style-name="P48">Divise les données en segments logiques sur différents nœuds pour un traitement parallèle.</text:p>
            </text:list-item>
            <text:list-item>
              <text:p text:style-name="P49">Permet d'ajouter facilement des nœuds supplémentaires pour améliorer les performances.</text:p>
            </text:list-item>
          </text:list>
        </text:list-item>
      </text:list>
      <text:p text:style-name="P4"/>
      <text:p text:style-name="P4"/>
      <text:p text:style-name="P4"/>
      <text:h text:style-name="P1" text:outline-level="2"><text:soft-page-break/><text:span text:style-name="Strong_20_Emphasis"><text:span text:style-name="T1">Modèles d'utilisation des bases de données</text:span></text:span></text:h>
      <text:h text:style-name="Heading_20_3" text:outline-level="3"><text:span text:style-name="Strong_20_Emphasis"><text:span text:style-name="T2">Objectif </text:span></text:span></text:h>
      <text:p text:style-name="P13">Identifier les principales catégories d'utilisateurs de bases de données, leurs cas d'utilisation et les outils qu'ils utilisent pour accéder aux bases de données.</text:p>
      <text:h text:style-name="Heading_20_3" text:outline-level="3"><text:span text:style-name="Strong_20_Emphasis"><text:span text:style-name="T2">Catégories d'utilisateurs de bases de données</text:span></text:span></text:h>
      <text:list xml:id="list1330115077" text:style-name="L40">
        <text:list-item>
          <text:p text:style-name="P175"><text:span text:style-name="Strong_20_Emphasis"><text:span text:style-name="T2">Ingénieurs de données et Administrateurs de bases de données (DBA)</text:span></text:span></text:p>
          <text:list>
            <text:list-item>
              <text:p text:style-name="P176"><text:span text:style-name="Strong_20_Emphasis"><text:span text:style-name="T2">Activités principales</text:span></text:span><text:span text:style-name="T2"> :</text:span></text:p>
              <text:list>
                <text:list-item>
                  <text:p text:style-name="P63">Création et supervision d'objets de base de données.</text:p>
                </text:list-item>
                <text:list-item>
                  <text:p text:style-name="P63">Mise en place de contrôles d'accès.</text:p>
                </text:list-item>
                <text:list-item>
                  <text:p text:style-name="P63">Suivi et amélioration des performances.</text:p>
                </text:list-item>
              </text:list>
            </text:list-item>
            <text:list-item>
              <text:p text:style-name="P176"><text:span text:style-name="Strong_20_Emphasis"><text:span text:style-name="T2">Outils utilisés</text:span></text:span><text:span text:style-name="T2"> :</text:span></text:p>
              <text:list>
                <text:list-item>
                  <text:p text:style-name="P63">Interfaces utilisateur graphiques (GUI) ou outils de gestion Web.</text:p>
                </text:list-item>
                <text:list-item>
                  <text:p text:style-name="P63">Interfaces de ligne de commande (CLI) et utilitaires.</text:p>
                </text:list-item>
                <text:list-item>
                  <text:p text:style-name="P63">Interfaces de programmation d'applications (API).</text:p>
                </text:list-item>
              </text:list>
            </text:list-item>
          </text:list>
        </text:list-item>
        <text:list-item>
          <text:p text:style-name="P175"><text:span text:style-name="Strong_20_Emphasis"><text:span text:style-name="T2">Scientifiques des données et Analystes commerciaux</text:span></text:span></text:p>
          <text:list>
            <text:list-item>
              <text:p text:style-name="P176"><text:span text:style-name="Strong_20_Emphasis"><text:span text:style-name="T2">Activités principales</text:span></text:span><text:span text:style-name="T2"> :</text:span></text:p>
              <text:list>
                <text:list-item>
                  <text:p text:style-name="P63">Analyse des données, dérivation d'informations et prévisions.</text:p>
                </text:list-item>
                <text:list-item>
                  <text:p text:style-name="P63">Lecture de sources de données existantes et création d'objets de base de données dans des environnements sandbox.</text:p>
                </text:list-item>
              </text:list>
            </text:list-item>
            <text:list-item>
              <text:p text:style-name="P176"><text:span text:style-name="Strong_20_Emphasis"><text:span text:style-name="T2">Outils utilisés</text:span></text:span><text:span text:style-name="T2"> :</text:span></text:p>
              <text:list>
                <text:list-item>
                  <text:p text:style-name="P63">Outils de science des données : Jupyter, R Studio, Zeppelin, SAS, SPSS.</text:p>
                </text:list-item>
                <text:list-item>
                  <text:p text:style-name="P63">Outils de reporting et de business intelligence : Microsoft Excel, PowerBI, Tableau, Microstrategy.</text:p>
                </text:list-item>
              </text:list>
            </text:list-item>
          </text:list>
        </text:list-item>
        <text:list-item>
          <text:p text:style-name="P175"><text:span text:style-name="Strong_20_Emphasis"><text:span text:style-name="T2">Développeurs d'applications</text:span></text:span></text:p>
          <text:list>
            <text:list-item>
              <text:p text:style-name="P176"><text:span text:style-name="Strong_20_Emphasis"><text:span text:style-name="T2">Activités principales</text:span></text:span><text:span text:style-name="T2"> :</text:span></text:p>
              <text:list>
                <text:list-item>
                  <text:p text:style-name="P63">Création d'applications nécessitant un accès en lecture et en écriture aux bases de données.</text:p>
                </text:list-item>
              </text:list>
            </text:list-item>
            <text:list-item>
              <text:p text:style-name="P176"><text:span text:style-name="Strong_20_Emphasis"><text:span text:style-name="T2">Outils utilisés</text:span></text:span><text:span text:style-name="T2"> :</text:span></text:p>
              <text:list>
                <text:list-item>
                  <text:p text:style-name="P63">Langages de programmation : C++, C#, Java, JavaScript, .NET, PHP, Perl, Python, Ruby.</text:p>
                </text:list-item>
                <text:list-item>
                  <text:p text:style-name="P63">Interfaces SQL et API (ODBC, JDBC, API REST pour bases de données cloud).</text:p>
                </text:list-item>
                <text:list-item>
                  <text:p text:style-name="P64">Frameworks de mappage relationnel objet (ORM) : ActiveRecord (Ruby), Django (Python), Entity Framework (.NET), Hibernate (Java), Sequelize (JavaScript).</text:p>
                </text:list-item>
              </text:list>
            </text:list-item>
          </text:list>
        </text:list-item>
      </text:list>
      <text:h text:style-name="Heading_20_3" text:outline-level="3"><text:soft-page-break/><text:span text:style-name="Strong_20_Emphasis"><text:span text:style-name="T2">Points clés</text:span></text:span></text:h>
      <text:list xml:id="list1542827380" text:style-name="L41">
        <text:list-item>
          <text:p text:style-name="P65">Les ingénieurs de données et les DBA utilisent des outils graphiques, des lignes de commande et des API pour gérer les bases de données.</text:p>
        </text:list-item>
        <text:list-item>
          <text:p text:style-name="P65">Les scientifiques des données et analystes commerciaux utilisent des outils d'analyse et de BI qui interagissent souvent avec les bases de données via SQL et des API.</text:p>
        </text:list-item>
        <text:list-item>
          <text:p text:style-name="P66">Les développeurs d'applications se concentrent sur la création d'applications qui accèdent aux bases de données, souvent en utilisant des frameworks ORM pour simplifier l'interaction avec les bases de données relationnelles.</text:p>
        </text:list-item>
      </text:list>
      <text:p text:style-name="P4"/>
      <text:p text:style-name="P4"/>
      <text:h text:style-name="P17" text:outline-level="3"><text:span text:style-name="T9">I</text:span>ntroduction aux Offres de Bases de Données Relationnelles</text:h>
      <text:p text:style-name="P18"/>
      <text:p text:style-name="P24">Bienvenue dans cette vidéo sur les bases de données relationnelles. Après l'avoir visionnée, vous serez capable de :</text:p>
      <text:list xml:id="list2251560166" text:style-name="L42">
        <text:list-item>
          <text:p text:style-name="P110">Résumer l'histoire des bases de données relationnelles.</text:p>
        </text:list-item>
        <text:list-item>
          <text:p text:style-name="P110">Identifier les bases de données open source et commerciales populaires.</text:p>
        </text:list-item>
        <text:list-item>
          <text:p text:style-name="P110">Discuter de la popularité des bases de données open source et commerciales au cours de la dernière décennie.</text:p>
        </text:list-item>
        <text:list-item>
          <text:p text:style-name="P111">Examiner la croissance des bases de données cloud.</text:p>
        </text:list-item>
      </text:list>
      <text:h text:style-name="P21" text:outline-level="3">Histoire des Bases de Données Relationnelles</text:h>
      <text:p text:style-name="P24"><text:span text:style-name="Strong_20_Emphasis">Années 1960 :</text:span></text:p>
      <text:list xml:id="list2189509324" text:style-name="L43">
        <text:list-item>
          <text:p text:style-name="P112"><text:span text:style-name="Strong_20_Emphasis">IBM et American Airlines</text:span> créent le système de réservation de sièges <text:span text:style-name="Strong_20_Emphasis">IBM Sabre</text:span>, considéré comme la première base de données relationnelle.</text:p>
        </text:list-item>
      </text:list>
      <text:p text:style-name="P24"><text:span text:style-name="Strong_20_Emphasis">Années 1970 :</text:span></text:p>
      <text:list xml:id="list3619777393" text:style-name="L44">
        <text:list-item>
          <text:p text:style-name="P113"><text:span text:style-name="Strong_20_Emphasis">Edgar F. Codd</text:span> établit 12 règles définissant les bases de données relationnelles.</text:p>
        </text:list-item>
        <text:list-item>
          <text:p text:style-name="P113"><text:span text:style-name="Strong_20_Emphasis">Peter P. Chen</text:span> introduit le modèle de base de données relationnelle entre entités (ER).</text:p>
        </text:list-item>
        <text:list-item>
          <text:p text:style-name="P114"><text:span text:style-name="Strong_20_Emphasis">Ingres</text:span> de l'Université de Californie à Berkeley et <text:span text:style-name="Strong_20_Emphasis">System R</text:span> d'IBM San Jose voient le jour.</text:p>
        </text:list-item>
      </text:list>
      <text:p text:style-name="P24"><text:span text:style-name="Strong_20_Emphasis">Années 1980 :</text:span></text:p>
      <text:list xml:id="list3798653204" text:style-name="L45">
        <text:list-item>
          <text:p text:style-name="P115">Les systèmes de bases de données relationnelles connaissent un succès commercial.</text:p>
        </text:list-item>
        <text:list-item>
          <text:p text:style-name="P115"><text:span text:style-name="Strong_20_Emphasis">DB2</text:span> devient le produit phare d'IBM et le <text:span text:style-name="Strong_20_Emphasis">SQL</text:span> s'impose comme le langage de requête standard.</text:p>
        </text:list-item>
        <text:list-item>
          <text:p text:style-name="P116">Un groupe de travail d'IBM conçoit une architecture de base de données relationnelle distribuée.</text:p>
        </text:list-item>
      </text:list>
      <text:p text:style-name="P24"><text:span text:style-name="Strong_20_Emphasis">Années 1990 :</text:span></text:p>
      <text:list xml:id="list3331313036" text:style-name="L46">
        <text:list-item>
          <text:p text:style-name="P117">Apparition de nouveaux outils clients tels que <text:span text:style-name="Strong_20_Emphasis">Oracle Developer</text:span>, <text:span text:style-name="Strong_20_Emphasis">Power Builder</text:span>, et <text:span text:style-name="Strong_20_Emphasis">VB</text:span>.</text:p>
        </text:list-item>
        <text:list-item>
          <text:p text:style-name="P118">Utilisation croissante de systèmes de base de données client-serveur.</text:p>
        </text:list-item>
      </text:list>
      <text:h text:style-name="P21" text:outline-level="3"><text:soft-page-break/>Bases de Données Populaires</text:h>
      <text:p text:style-name="P24">Parmi les bases de données relationnelles les plus populaires, on trouve :</text:p>
      <text:list xml:id="list1229030266" text:style-name="L47">
        <text:list-item>
          <text:p text:style-name="P119"><text:span text:style-name="Strong_20_Emphasis">Oracle</text:span></text:p>
        </text:list-item>
        <text:list-item>
          <text:p text:style-name="P119"><text:span text:style-name="Strong_20_Emphasis">Microsoft SQL Server</text:span></text:p>
        </text:list-item>
        <text:list-item>
          <text:p text:style-name="P120"><text:span text:style-name="Strong_20_Emphasis">IBM DB2</text:span></text:p>
        </text:list-item>
      </text:list>
      <text:p text:style-name="P24">Avec l'essor des bases de données open source telles que <text:span text:style-name="Strong_20_Emphasis">MySQL</text:span> et <text:span text:style-name="Strong_20_Emphasis">PostgreSQL</text:span>, ces dernières commencent à remplacer leurs homologues commerciales.</text:p>
      <text:h text:style-name="P21" text:outline-level="3">Popularité des Bases de Données</text:h>
      <text:p text:style-name="P24"><text:span text:style-name="Strong_20_Emphasis">Années 2010 :</text:span></text:p>
      <text:list xml:id="list573658241" text:style-name="L48">
        <text:list-item>
          <text:p text:style-name="P121">La popularité des bases de données cloud augmente, avec des acteurs majeurs comme :</text:p>
          <text:list>
            <text:list-item>
              <text:p text:style-name="P121"><text:span text:style-name="Strong_20_Emphasis">Amazon RDS</text:span></text:p>
            </text:list-item>
            <text:list-item>
              <text:p text:style-name="P121"><text:span text:style-name="Strong_20_Emphasis">IBM DB2 on Cloud</text:span></text:p>
            </text:list-item>
            <text:list-item>
              <text:p text:style-name="P121"><text:span text:style-name="Strong_20_Emphasis">Microsoft SQL Azure</text:span></text:p>
            </text:list-item>
            <text:list-item>
              <text:p text:style-name="P122"><text:span text:style-name="Strong_20_Emphasis">Oracle Cloud</text:span></text:p>
            </text:list-item>
          </text:list>
        </text:list-item>
      </text:list>
      <text:h text:style-name="P21" text:outline-level="3">Évolution des Licences</text:h>
      <text:list xml:id="list2389237901" text:style-name="L49">
        <text:list-item>
          <text:p text:style-name="P123"><text:span text:style-name="Strong_20_Emphasis">Licences commerciales</text:span> : Oracle, Microsoft SQL Server et IBM DB2 dominent le marché avec des solutions sophistiquées.</text:p>
        </text:list-item>
        <text:list-item>
          <text:p text:style-name="P124"><text:span text:style-name="Strong_20_Emphasis">Licences open source</text:span> : La montée des licences open source (MySQL, PostgreSQL, SQLite) favorise la collaboration et la transparence.</text:p>
        </text:list-item>
      </text:list>
      <text:p text:style-name="P24"><text:span text:style-name="Strong_20_Emphasis">Analyse de DB Engines (2023)</text:span> :</text:p>
      <text:list xml:id="list1644057421" text:style-name="L50">
        <text:list-item>
          <text:p text:style-name="P125">Les systèmes open source représentent <text:span text:style-name="Strong_20_Emphasis">55,3 %</text:span> de la popularité totale, en hausse par rapport à <text:span text:style-name="Strong_20_Emphasis">35,5 %</text:span> en 2013.</text:p>
        </text:list-item>
      </text:list>
      <text:h text:style-name="P21" text:outline-level="3">Bases de Données Cloud</text:h>
      <text:p text:style-name="P24">Une <text:span text:style-name="Strong_20_Emphasis">base de données cloud</text:span> est accessible via une plateforme cloud et offre des avantages similaires à ceux des bases de données traditionnelles, notamment :</text:p>
      <text:list xml:id="list2361815087" text:style-name="L51">
        <text:list-item>
          <text:p text:style-name="P126"><text:span text:style-name="Strong_20_Emphasis">Scalabilité</text:span> et <text:span text:style-name="Strong_20_Emphasis">accessibilité</text:span>.</text:p>
        </text:list-item>
        <text:list-item>
          <text:p text:style-name="P127">Protéger les données critiques grâce à des solutions de sauvegarde et de reprise après sinistre.</text:p>
        </text:list-item>
      </text:list>
      <text:p text:style-name="P24"><text:span text:style-name="Strong_20_Emphasis">Principales bases de données cloud</text:span> :</text:p>
      <text:list xml:id="list391858156" text:style-name="L52">
        <text:list-item>
          <text:p text:style-name="P128"><text:span text:style-name="Strong_20_Emphasis">Amazon DynamoDB</text:span></text:p>
        </text:list-item>
        <text:list-item>
          <text:p text:style-name="P128"><text:span text:style-name="Strong_20_Emphasis">Microsoft Azure Cosmos DB</text:span></text:p>
        </text:list-item>
        <text:list-item>
          <text:p text:style-name="P129"><text:span text:style-name="Strong_20_Emphasis">Google BigQuery</text:span></text:p>
        </text:list-item>
      </text:list>
      <text:p text:style-name="P4"/>
      <text:p text:style-name="P4"/>
      <text:p text:style-name="P4"/>
      <text:p text:style-name="P4"/>
      <text:p text:style-name="P4"/>
      <text:h text:style-name="P17" text:outline-level="3"><text:soft-page-break/>Présentation de Db2</text:h>
      <text:p text:style-name="P24"><text:span text:style-name="T2">Db2, publié pour la première fois par IBM en </text:span><text:span text:style-name="Strong_20_Emphasis"><text:span text:style-name="T2">1983</text:span></text:span><text:span text:style-name="T2">, est l'un des premiers systèmes de gestion de bases de données relationnelles (SGBDR). Initialement conçu pour fonctionner sur des ordinateurs centraux IBM, il a évolué au fil des ans pour s'adapter à diverses plateformes, notamment </text:span><text:span text:style-name="Strong_20_Emphasis"><text:span text:style-name="T2">OS2</text:span></text:span><text:span text:style-name="T2">, </text:span><text:span text:style-name="Strong_20_Emphasis"><text:span text:style-name="T2">Unix</text:span></text:span><text:span text:style-name="T2">, </text:span><text:span text:style-name="Strong_20_Emphasis"><text:span text:style-name="T2">Linux</text:span></text:span><text:span text:style-name="T2">, et </text:span><text:span text:style-name="Strong_20_Emphasis"><text:span text:style-name="T2">Windows</text:span></text:span><text:span text:style-name="T2">. Avec le temps, le produit a été réécrit pour avoir une base de code unique, permettant une portabilité aisée des applications d'un système d'exploitation à un autre.</text:span></text:p>
      <text:p text:style-name="P11">Aujourd'hui, Db2 est une suite complète de produits de gestion de bases de données, comprenant :</text:p>
      <text:list xml:id="list57081620" text:style-name="L53">
        <text:list-item>
          <text:p text:style-name="P130"><text:span text:style-name="Strong_20_Emphasis"><text:span text:style-name="T2">Db2</text:span></text:span><text:span text:style-name="T2"> (SGBDR)</text:span></text:p>
        </text:list-item>
        <text:list-item>
          <text:p text:style-name="P130"><text:span text:style-name="Strong_20_Emphasis"><text:span text:style-name="T2">Db2 Warehouse</text:span></text:span><text:span text:style-name="T2"> (entrepôt de données)</text:span></text:p>
        </text:list-item>
        <text:list-item>
          <text:p text:style-name="P130"><text:span text:style-name="Strong_20_Emphasis"><text:span text:style-name="T2">Db2 on Cloud</text:span></text:span><text:span text:style-name="T2"> (base de données SQL dans le cloud)</text:span></text:p>
        </text:list-item>
        <text:list-item>
          <text:p text:style-name="P130"><text:span text:style-name="Strong_20_Emphasis"><text:span text:style-name="T2">Db2 Warehouse on Cloud</text:span></text:span><text:span text:style-name="T2"> (entrepôt de données dans le cloud)</text:span></text:p>
        </text:list-item>
        <text:list-item>
          <text:p text:style-name="P130"><text:span text:style-name="Strong_20_Emphasis"><text:span text:style-name="T2">Db2 Big SQL</text:span></text:span><text:span text:style-name="T2"> (pour le traitement massivement parallèle)</text:span></text:p>
        </text:list-item>
        <text:list-item>
          <text:p text:style-name="P131"><text:span text:style-name="Strong_20_Emphasis"><text:span text:style-name="T2">Db2 for z/OS</text:span></text:span><text:span text:style-name="T2"> (solution de données critiques)</text:span></text:p>
        </text:list-item>
      </text:list>
      <text:h text:style-name="P9" text:outline-level="3">Db2 on Cloud</text:h>
      <text:p text:style-name="P24"><text:span text:style-name="Strong_20_Emphasis"><text:span text:style-name="T2">Db2 on Cloud</text:span></text:span><text:span text:style-name="T2"> est une base de données SQL entièrement gérée, offrant des fonctionnalités similaires à celles des bases de données Db2 sur site, y compris :</text:span></text:p>
      <text:list xml:id="list1487825369" text:style-name="L54">
        <text:list-item>
          <text:p text:style-name="P132"><text:span text:style-name="Strong_20_Emphasis"><text:span text:style-name="T2">Performance</text:span></text:span><text:span text:style-name="T2"> : Optimisée pour des charges de travail transactionnelles.</text:span></text:p>
        </text:list-item>
        <text:list-item>
          <text:p text:style-name="P132"><text:span text:style-name="Strong_20_Emphasis"><text:span text:style-name="T2">Haute disponibilité</text:span></text:span><text:span text:style-name="T2"> : Options de clustering et de réplication.</text:span></text:p>
        </text:list-item>
        <text:list-item>
          <text:p text:style-name="P133"><text:span text:style-name="Strong_20_Emphasis"><text:span text:style-name="T2">Évolutivité</text:span></text:span><text:span text:style-name="T2"> : Capacité à s'ajuster aux besoins fluctuants.</text:span></text:p>
        </text:list-item>
      </text:list>
      <text:h text:style-name="P10" text:outline-level="4">Plans de Db2 on Cloud</text:h>
      <text:p text:style-name="P11">Db2 on Cloud propose trois plans :</text:p>
      <text:list xml:id="list2201141172" text:style-name="L55">
        <text:list-item>
          <text:p text:style-name="P134"><text:span text:style-name="Strong_20_Emphasis"><text:span text:style-name="T2">Lite</text:span></text:span><text:span text:style-name="T2"> :</text:span></text:p>
          <text:list>
            <text:list-item>
              <text:p text:style-name="P50">Gratuit et illimité dans le temps.</text:p>
            </text:list-item>
            <text:list-item>
              <text:p text:style-name="P50">Limité à 200 Mo de données et 15 connexions simultanées.</text:p>
            </text:list-item>
          </text:list>
        </text:list-item>
        <text:list-item>
          <text:p text:style-name="P134"><text:span text:style-name="Strong_20_Emphasis"><text:span text:style-name="T2">Standard</text:span></text:span><text:span text:style-name="T2"> :</text:span></text:p>
          <text:list>
            <text:list-item>
              <text:p text:style-name="P50">Offre une évolutivité flexible pour la capacité de calcul et de stockage.</text:p>
            </text:list-item>
            <text:list-item>
              <text:p text:style-name="P50">Clustering haute disponibilité à trois nœuds intégré.</text:p>
            </text:list-item>
          </text:list>
        </text:list-item>
        <text:list-item>
          <text:p text:style-name="P134"><text:span text:style-name="Strong_20_Emphasis"><text:span text:style-name="T2">Enterprise</text:span></text:span><text:span text:style-name="T2"> :</text:span></text:p>
          <text:list>
            <text:list-item>
              <text:p text:style-name="P50">Fournit une instance de base de données dédiée.</text:p>
            </text:list-item>
            <text:list-item>
              <text:p text:style-name="P51">Comprend également une évolutivité flexible et un clustering haute disponibilité à trois nœuds.</text:p>
            </text:list-item>
          </text:list>
        </text:list-item>
      </text:list>
      <text:h text:style-name="P9" text:outline-level="3"><text:soft-page-break/>Travailler avec Db2 dans le Cloud</text:h>
      <text:p text:style-name="P11">Vous pouvez accéder à Db2 on Cloud via :</text:p>
      <text:list xml:id="list536030473" text:style-name="L56">
        <text:list-item>
          <text:p text:style-name="P135"><text:span text:style-name="Strong_20_Emphasis"><text:span text:style-name="T2">Interface de ligne de commande (CLPplus)</text:span></text:span></text:p>
        </text:list-item>
        <text:list-item>
          <text:p text:style-name="P135"><text:span text:style-name="Strong_20_Emphasis"><text:span text:style-name="T2">Console graphique</text:span></text:span></text:p>
        </text:list-item>
        <text:list-item>
          <text:p text:style-name="P136"><text:span text:style-name="Strong_20_Emphasis"><text:span text:style-name="T2">API standard</text:span></text:span><text:span text:style-name="T2"> (ODBC, JDBC, REST)</text:span></text:p>
        </text:list-item>
      </text:list>
      <text:p text:style-name="P24"><text:span text:style-name="T2">Le chargement de données est simplifié via des fichiers </text:span><text:span text:style-name="Strong_20_Emphasis"><text:span text:style-name="T2">Excel</text:span></text:span><text:span text:style-name="T2">, </text:span><text:span text:style-name="Strong_20_Emphasis"><text:span text:style-name="T2">CSV</text:span></text:span><text:span text:style-name="T2">, et </text:span><text:span text:style-name="Strong_20_Emphasis"><text:span text:style-name="T2">texte</text:span></text:span><text:span text:style-name="T2">, avec des options d'intégration pour </text:span><text:span text:style-name="Strong_20_Emphasis"><text:span text:style-name="T2">Amazon S3</text:span></text:span><text:span text:style-name="T2">.</text:span></text:p>
      <text:h text:style-name="P9" text:outline-level="3">Options de Haute Disponibilité</text:h>
      <text:p text:style-name="P11">Db2 offre des fonctionnalités de haute disponibilité et de reprise après sinistre (HADR) pour assurer la continuité des opérations :</text:p>
      <text:list xml:id="list3455342734" text:style-name="L57">
        <text:list-item>
          <text:p text:style-name="P137"><text:span text:style-name="Strong_20_Emphasis"><text:span text:style-name="T2">HADR</text:span></text:span><text:span text:style-name="T2"> permet la réplication des modifications d'une base de données principale vers plusieurs serveurs de secours.</text:span></text:p>
        </text:list-item>
        <text:list-item>
          <text:p text:style-name="P52">En cas de panne de la base de données principale, une base de données de secours peut être promue comme principale, garantissant la continuité du service.</text:p>
        </text:list-item>
      </text:list>
      <text:h text:style-name="P9" text:outline-level="3">Évolutivité avec Partitionnement</text:h>
      <text:p text:style-name="P11">Db2 assure l'évolutivité de plusieurs manières :</text:p>
      <text:list xml:id="list469653325" text:style-name="L58">
        <text:list-item>
          <text:p text:style-name="P53">Pour les pics de demande, il est possible d'étendre les capacités de stockage sur site vers le cloud.</text:p>
        </text:list-item>
        <text:list-item>
          <text:p text:style-name="P53">Le partitionnement de bases de données permet de répartir les données entre plusieurs partitions et serveurs, maximisant ainsi la puissance de calcul disponible et permettant un traitement massivement parallèle.</text:p>
        </text:list-item>
        <text:list-item>
          <text:p text:style-name="P54">L'ajout ou la suppression de nœuds dans un déploiement permet de faire évoluer facilement les capacités de stockage.</text:p>
        </text:list-item>
      </text:list>
      <text:p text:style-name="P4"/>
      <text:p text:style-name="P4"/>
      <text:p text:style-name="P4"/>
      <text:h text:style-name="P17" text:outline-level="3">MySQL : Présentation et Historique</text:h>
      <text:p text:style-name="P18"/>
      <text:p text:style-name="Text_20_body"><text:span text:style-name="Strong_20_Emphasis"><text:span text:style-name="T2">Introduction à MySQL :</text:span></text:span></text:p>
      <text:list xml:id="list845502502" text:style-name="L59">
        <text:list-item>
          <text:p text:style-name="P67">MySQL est un système de gestion de base de données relationnelle (SGBDR) adapté au développement web moderne, apprécié pour sa fiabilité, évolutivité et facilité d'utilisation.</text:p>
        </text:list-item>
        <text:list-item>
          <text:p text:style-name="P68"><text:soft-page-break/>Son histoire commence avec MySQL AB, fondée par Monte Widenius, et a évolué après des acquisitions par Sun Microsystems, puis Oracle Corporation. Le logo de MySQL, un dauphin nommé Sakila, a été choisi lors d'un concours.</text:p>
        </text:list-item>
      </text:list>
      <text:p text:style-name="Text_20_body"><text:span text:style-name="Strong_20_Emphasis"><text:span text:style-name="T2">Historique et Adoption :</text:span></text:span></text:p>
      <text:list xml:id="list170461711" text:style-name="L60">
        <text:list-item>
          <text:p text:style-name="P69">MySQL a gagné en popularité dans les années 1990 et 2000 grâce à son intégration dans la pile LAMP (Linux, Apache, MySQL, PHP), utilisée par de nombreux sites web.</text:p>
        </text:list-item>
        <text:list-item>
          <text:p text:style-name="P70">Il est disponible sous double licence : GNU GPL pour l'open source et une licence commerciale, ce qui a donné naissance à des forks comme MariaDB.</text:p>
        </text:list-item>
      </text:list>
      <text:h text:style-name="P8" text:outline-level="3">Caractéristiques de MySQL</text:h>
      <text:p text:style-name="Text_20_body"><text:span text:style-name="Strong_20_Emphasis"><text:span text:style-name="T2">Compatibilité et Langages :</text:span></text:span></text:p>
      <text:list xml:id="list571168866" text:style-name="L61">
        <text:list-item>
          <text:p text:style-name="P71">MySQL est compatible avec plusieurs systèmes d'exploitation (Unix, Windows, Linux) et peut être utilisé avec divers langages de programmation.</text:p>
        </text:list-item>
        <text:list-item>
          <text:p text:style-name="P177"><text:span text:style-name="T2">Il utilise une syntaxe SQL standard tout en offrant des extensions, comme l'instruction </text:span><text:span text:style-name="Source_20_Text"><text:span text:style-name="T2">LOAD DATA</text:span></text:span><text:span text:style-name="T2"> pour importer rapidement des données.</text:span></text:p>
        </text:list-item>
      </text:list>
      <text:p text:style-name="Text_20_body"><text:span text:style-name="Strong_20_Emphasis"><text:span text:style-name="T2">Moteurs de Stockage :</text:span></text:span></text:p>
      <text:list xml:id="list2924233509" text:style-name="L62">
        <text:list-item>
          <text:p text:style-name="P72">MySQL prend en charge plusieurs moteurs de stockage, chacun ayant des caractéristiques spécifiques adaptées à différents types de charges de travail.</text:p>
          <text:list>
            <text:list-item>
              <text:p text:style-name="P179"><text:span text:style-name="Strong_20_Emphasis"><text:span text:style-name="T2">InnoDB</text:span></text:span><text:span text:style-name="T2"> : moteur par défaut, supporte les transactions et le verrouillage au niveau des lignes pour une meilleure performance multi-utilisateurs.</text:span></text:p>
            </text:list-item>
            <text:list-item>
              <text:p text:style-name="P179"><text:span text:style-name="Strong_20_Emphasis"><text:span text:style-name="T2">MyISAM</text:span></text:span><text:span text:style-name="T2"> : utilisé pour des charges de travail de lecture, avec verrouillage au niveau de la table.</text:span></text:p>
            </text:list-item>
            <text:list-item>
              <text:p text:style-name="P178"><text:span text:style-name="Strong_20_Emphasis"><text:span text:style-name="T2">NDB</text:span></text:span><text:span text:style-name="T2"> : conçu pour les applications nécessitant haute disponibilité et redondance.</text:span></text:p>
            </text:list-item>
          </text:list>
        </text:list-item>
      </text:list>
      <text:h text:style-name="P8" text:outline-level="3">Options de Clustering</text:h>
      <text:p text:style-name="Text_20_body"><text:span text:style-name="Strong_20_Emphasis"><text:span text:style-name="T2">Réplication et Haute Disponibilité :</text:span></text:span></text:p>
      <text:list xml:id="list547818559" text:style-name="L63">
        <text:list-item>
          <text:p text:style-name="P73">MySQL permet de créer des répliques pour améliorer l'évolutivité et la disponibilité. En cas de défaillance, les applications peuvent basculer vers une réplique.</text:p>
        </text:list-item>
      </text:list>
      <text:p text:style-name="Text_20_body"><text:span text:style-name="Strong_20_Emphasis"><text:span text:style-name="T2">Clustering :</text:span></text:span></text:p>
      <text:list xml:id="list615840407" text:style-name="L64">
        <text:list-item>
          <text:p text:style-name="P74">Deux options de clustering :</text:p>
          <text:list>
            <text:list-item>
              <text:p text:style-name="P181"><text:span text:style-name="Strong_20_Emphasis"><text:span text:style-name="T2">InnoDB avec Réplication de Groupe</text:span></text:span><text:span text:style-name="T2"> : utilise un serveur principal et plusieurs serveurs secondaires avec un routeur MySQL pour équilibrer la charge.</text:span></text:p>
            </text:list-item>
            <text:list-item>
              <text:p text:style-name="P180"><text:soft-page-break/><text:span text:style-name="Strong_20_Emphasis"><text:span text:style-name="T2">MySQL Cluster Edition avec NDB</text:span></text:span><text:span text:style-name="T2"> : permet un accès à plusieurs nœuds de données stockés en mémoire, assurant redondance et évolutivité.</text:span></text:p>
            </text:list-item>
          </text:list>
        </text:list-item>
      </text:list>
      <text:p text:style-name="P4"/>
      <text:p text:style-name="P4"/>
      <text:p text:style-name="P4"/>
      <text:h text:style-name="P17" text:outline-level="3">Introduction à PostgreSQL</text:h>
      <text:p text:style-name="P18"/>
      <text:p text:style-name="Text_20_body"><text:span text:style-name="Strong_20_Emphasis"><text:span text:style-name="T2">PostgreSQL</text:span></text:span><text:span text:style-name="T2"> est un système de gestion de base de données relationnelle objet open source, issu du projet </text:span><text:span text:style-name="Strong_20_Emphasis"><text:span text:style-name="T2">POSTGRES</text:span></text:span><text:span text:style-name="T2"> de l'Université de Californie, lancé il y a plus de 30 ans. En 1994, il a été renommé </text:span><text:span text:style-name="Strong_20_Emphasis"><text:span text:style-name="T2">PostgreSQL</text:span></text:span><text:span text:style-name="T2">, et est couramment utilisé dans des applications variées, notamment dans les secteurs des services financiers, de l'aviation et de la médecine. Il peut être intégré dans la pile </text:span><text:span text:style-name="Strong_20_Emphasis"><text:span text:style-name="T2">LAPP</text:span></text:span><text:span text:style-name="T2"> (Linux, Apache, PostgreSQL, PHP) pour des applications web.</text:span></text:p>
      <text:h text:style-name="P8" text:outline-level="3">Caractéristiques Principales</text:h>
      <text:list xml:id="list2423988926" text:style-name="L65">
        <text:list-item>
          <text:p text:style-name="P183"><text:span text:style-name="Strong_20_Emphasis"><text:span text:style-name="T2">Open Source</text:span></text:span><text:span text:style-name="T2"> : PostgreSQL permet l'utilisation, la modification et la distribution du code source.</text:span></text:p>
        </text:list-item>
        <text:list-item>
          <text:p text:style-name="P183"><text:span text:style-name="Strong_20_Emphasis"><text:span text:style-name="T2">Système Relationnel Objet</text:span></text:span><text:span text:style-name="T2"> : Il supporte des fonctionnalités telles que l'héritage et la surcharge, permettant ainsi une conception simplifiée et la réutilisation des objets de base de données.</text:span></text:p>
        </text:list-item>
        <text:list-item>
          <text:p text:style-name="P183"><text:span text:style-name="Strong_20_Emphasis"><text:span text:style-name="T2">Compatibilité</text:span></text:span><text:span text:style-name="T2"> : Fonctionne sur divers systèmes d'exploitation et prend en charge plusieurs langages de programmation.</text:span></text:p>
        </text:list-item>
        <text:list-item>
          <text:p text:style-name="P183"><text:span text:style-name="Strong_20_Emphasis"><text:span text:style-name="T2">Normes ANSI-SQL</text:span></text:span><text:span text:style-name="T2"> : Respect des normes SQL standard, y compris les clés, les transactions, les vues, et les procédures stockées.</text:span></text:p>
        </text:list-item>
        <text:list-item>
          <text:p text:style-name="P182"><text:span text:style-name="Strong_20_Emphasis"><text:span text:style-name="T2">Fonctionnalités NoSQL</text:span></text:span><text:span text:style-name="T2"> : Prise en charge de formats comme JSON et HSTORE.</text:span></text:p>
        </text:list-item>
      </text:list>
      <text:h text:style-name="P8" text:outline-level="3">Réplication et Haute Disponibilité</text:h>
      <text:p text:style-name="Text_20_body"><text:span text:style-name="T2">PostgreSQL prend en charge la </text:span><text:span text:style-name="Strong_20_Emphasis"><text:span text:style-name="T2">réplication</text:span></text:span><text:span text:style-name="T2"> pour assurer la haute disponibilité :</text:span></text:p>
      <text:list xml:id="list1818026563" text:style-name="L66">
        <text:list-item>
          <text:p text:style-name="P184"><text:span text:style-name="Strong_20_Emphasis"><text:span text:style-name="T2">Réplication Synchrone</text:span></text:span><text:span text:style-name="T2"> : Maintient une copie de vos données sur un second serveur (Nœud 2), en appliquant chaque modification effectuée sur le Nœud 1.</text:span></text:p>
          <text:list>
            <text:list-item>
              <text:p text:style-name="P75">Utilisé pour partager les charges de lecture et permettre un basculement en cas de défaillance du Nœud 1.</text:p>
            </text:list-item>
          </text:list>
        </text:list-item>
        <text:list-item>
          <text:p text:style-name="P184"><text:span text:style-name="Strong_20_Emphasis"><text:span text:style-name="T2">Réplication Asynchrone Multi-Nœuds</text:span></text:span><text:span text:style-name="T2"> : Un nœud maître distribue ses modifications à plusieurs répliques en lecture seule, permettant une meilleure évolutivité.</text:span></text:p>
          <text:list>
            <text:list-item>
              <text:p text:style-name="P75"><text:soft-page-break/>En cas d’échec du nœud maître, une réplique peut rapidement le remplacer.</text:p>
            </text:list-item>
          </text:list>
        </text:list-item>
        <text:list-item>
          <text:p text:style-name="P184"><text:span text:style-name="Strong_20_Emphasis"><text:span text:style-name="T2">Ajouts Commerciaux</text:span></text:span><text:span text:style-name="T2"> : Des solutions comme le serveur de réplication EDB PostgreSQL permettent une réplication multi-maîtres en lecture/écriture.</text:span></text:p>
        </text:list-item>
      </text:list>
      <text:h text:style-name="P8" text:outline-level="3">Améliorations Récentes</text:h>
      <text:p text:style-name="P13">PostgreSQL a également intégré des technologies récentes pour améliorer l'évolutivité, telles que :</text:p>
      <text:list xml:id="list101323609" text:style-name="L67">
        <text:list-item>
          <text:p text:style-name="P186"><text:span text:style-name="Strong_20_Emphasis"><text:span text:style-name="T2">Partitionnement</text:span></text:span><text:span text:style-name="T2"> : Divise de grandes tables en sections plus petites pour améliorer les performances des requêtes.</text:span></text:p>
        </text:list-item>
        <text:list-item>
          <text:p text:style-name="P185"><text:span text:style-name="Strong_20_Emphasis"><text:span text:style-name="T2">Sharding</text:span></text:span><text:span text:style-name="T2"> : Stocke des partitions horizontales sur plusieurs serveurs distants.</text:span></text:p>
        </text:list-item>
      </text:list>
      <text:p text:style-name="P4"/>
      <text:p text:style-name="P4"/>
      <text:p text:style-name="P4"/>
      <text:p text:style-name="P4"/>
      <text:h text:style-name="P17" text:outline-level="3">Types d'Instructions SQL</text:h>
      <text:p text:style-name="P13">Les instructions SQL sont essentielles pour interagir avec les bases de données relationnelles. Elles se divisent en deux catégories principales :</text:p>
      <text:list xml:id="list192289781" text:style-name="L68">
        <text:list-item>
          <text:p text:style-name="P187"><text:span text:style-name="Strong_20_Emphasis"><text:span text:style-name="T2">Langage de Définition des Données (DDL - Data Definition Language)</text:span></text:span><text:span text:style-name="T2"> :</text:span></text:p>
          <text:list>
            <text:list-item>
              <text:p text:style-name="P76">Utilisé pour définir, modifier ou supprimer des objets de base de données tels que des tables.</text:p>
            </text:list-item>
            <text:list-item>
              <text:p text:style-name="P188"><text:span text:style-name="Strong_20_Emphasis"><text:span text:style-name="T2">Instructions DDL courantes</text:span></text:span><text:span text:style-name="T2"> :</text:span></text:p>
              <text:list>
                <text:list-item>
                  <text:p text:style-name="P188"><text:span text:style-name="Strong_20_Emphasis"><text:span text:style-name="T2">CREATE</text:span></text:span><text:span text:style-name="T2"> : Crée de nouvelles tables et définit leurs colonnes.</text:span></text:p>
                </text:list-item>
                <text:list-item>
                  <text:p text:style-name="P188"><text:span text:style-name="Strong_20_Emphasis"><text:span text:style-name="T2">ALTER</text:span></text:span><text:span text:style-name="T2"> : Modifie les tables existantes, par exemple, en ajoutant ou supprimant des colonnes ou en modifiant leurs types de données.</text:span></text:p>
                </text:list-item>
                <text:list-item>
                  <text:p text:style-name="P188"><text:span text:style-name="Strong_20_Emphasis"><text:span text:style-name="T2">TRUNCATE</text:span></text:span><text:span text:style-name="T2"> : Supprime toutes les données d'une table sans supprimer la table elle-même.</text:span></text:p>
                </text:list-item>
                <text:list-item>
                  <text:p text:style-name="P188"><text:span text:style-name="Strong_20_Emphasis"><text:span text:style-name="T2">DROP</text:span></text:span><text:span text:style-name="T2"> : Supprime complètement une table de la base de données.</text:span></text:p>
                </text:list-item>
              </text:list>
            </text:list-item>
          </text:list>
        </text:list-item>
        <text:list-item>
          <text:p text:style-name="P187"><text:span text:style-name="Strong_20_Emphasis"><text:span text:style-name="T2">Langage de Manipulation des Données (DML - Data Manipulation Language)</text:span></text:span><text:span text:style-name="T2"> :</text:span></text:p>
          <text:list>
            <text:list-item>
              <text:p text:style-name="P76">Utilisé pour lire et modifier les données contenues dans les tables.</text:p>
            </text:list-item>
            <text:list-item>
              <text:p text:style-name="P188"><text:span text:style-name="T2">Ces opérations sont souvent appelées </text:span><text:span text:style-name="Strong_20_Emphasis"><text:span text:style-name="T2">opérations CRUD</text:span></text:span><text:span text:style-name="T2"> (Créer, Lire, Mettre à jour, Supprimer).</text:span></text:p>
            </text:list-item>
            <text:list-item>
              <text:p text:style-name="P188"><text:span text:style-name="Strong_20_Emphasis"><text:span text:style-name="T2">Instructions DML courantes</text:span></text:span><text:span text:style-name="T2"> :</text:span></text:p>
              <text:list>
                <text:list-item>
                  <text:p text:style-name="P188"><text:span text:style-name="Strong_20_Emphasis"><text:span text:style-name="T2">INSERT</text:span></text:span><text:span text:style-name="T2"> : Insère une ou plusieurs lignes de données dans une table.</text:span></text:p>
                </text:list-item>
                <text:list-item>
                  <text:p text:style-name="P188"><text:soft-page-break/><text:span text:style-name="Strong_20_Emphasis"><text:span text:style-name="T2">SELECT</text:span></text:span><text:span text:style-name="T2"> : Lit ou sélectionne une ou plusieurs lignes d'une table.</text:span></text:p>
                </text:list-item>
                <text:list-item>
                  <text:p text:style-name="P188"><text:span text:style-name="Strong_20_Emphasis"><text:span text:style-name="T2">UPDATE</text:span></text:span><text:span text:style-name="T2"> : Modifie une ou plusieurs lignes d'une table.</text:span></text:p>
                </text:list-item>
                <text:list-item>
                  <text:p text:style-name="P187"><text:span text:style-name="Strong_20_Emphasis"><text:span text:style-name="T2">DELETE</text:span></text:span><text:span text:style-name="T2"> : Supprime une ou plusieurs lignes de données d'une table.</text:span></text:p>
                </text:list-item>
              </text:list>
            </text:list-item>
          </text:list>
        </text:list-item>
      </text:list>
      <text:p text:style-name="P4"/>
      <text:p text:style-name="P4"/>
      <text:p text:style-name="P19">Hiérarchie des Objets et Organisation des Bases de Données Relationnelles</text:p>
      <text:p text:style-name="P19"/>
      <text:h text:style-name="P5" text:outline-level="3"><text:span text:style-name="Strong_20_Emphasis"><text:span text:style-name="T11">1.</text:span></text:span><text:span text:style-name="Strong_20_Emphasis"><text:span text:style-name="T10">Hiérarchie des Objets de Base de Données</text:span></text:span></text:h>
      <text:list xml:id="list4203489855" text:style-name="L69">
        <text:list-item>
          <text:p text:style-name="P138"><text:span text:style-name="Strong_20_Emphasis"><text:span text:style-name="T12">Instances</text:span></text:span><text:span text:style-name="T12"> : Une instance est une entité logique qui contient une ou plusieurs bases de données. Chaque instance est indépendante des autres instances, permettant une gestion distincte des paramètres de configuration et des objets de base de données.</text:span></text:p>
        </text:list-item>
        <text:list-item>
          <text:p text:style-name="P138"><text:span text:style-name="Strong_20_Emphasis"><text:span text:style-name="T12">Bases de Données</text:span></text:span><text:span text:style-name="T12"> : Une base de données est un ensemble d'objets liés qui stockent et gèrent les données. Chaque base de données dans une instance a un nom unique et possède ses propres fichiers de configuration et tables de catalogues système.</text:span></text:p>
        </text:list-item>
        <text:list-item>
          <text:p text:style-name="P139"><text:span text:style-name="Strong_20_Emphasis"><text:span text:style-name="T12">Schémas</text:span></text:span><text:span text:style-name="T12"> : Un schéma est un regroupement logique d'objets dans une base de données, comme des tables, des vues, et des index. Il aide à éviter les conflits de noms et permet une meilleure organisation. Chaque utilisateur connecté peut avoir un schéma par défaut.</text:span></text:p>
        </text:list-item>
      </text:list>
      <text:h text:style-name="P21" text:outline-level="3"><text:span text:style-name="T12">2. </text:span><text:span text:style-name="Strong_20_Emphasis"><text:span text:style-name="T12">Objets dans une Base de Données Relationnelle</text:span></text:span></text:h>
      <text:list xml:id="list2352445502" text:style-name="L70">
        <text:list-item>
          <text:p text:style-name="P140"><text:span text:style-name="T12">Les </text:span><text:span text:style-name="Strong_20_Emphasis"><text:span text:style-name="T12">tables</text:span></text:span><text:span text:style-name="T12"> sont les principaux objets où les données sont stockées sous forme de lignes et de colonnes.</text:span></text:p>
        </text:list-item>
        <text:list-item>
          <text:p text:style-name="P140"><text:span text:style-name="T12">Les </text:span><text:span text:style-name="Strong_20_Emphasis"><text:span text:style-name="T12">vues</text:span></text:span><text:span text:style-name="T12"> sont des représentations logiques de données dans une ou plusieurs tables, sans nécessiter de stockage supplémentaire.</text:span></text:p>
        </text:list-item>
        <text:list-item>
          <text:p text:style-name="P140"><text:span text:style-name="T12">Les </text:span><text:span text:style-name="Strong_20_Emphasis"><text:span text:style-name="T12">index</text:span></text:span><text:span text:style-name="T12"> sont utilisés pour optimiser les performances de recherche et garantir l'unicité des données.</text:span></text:p>
        </text:list-item>
        <text:list-item>
          <text:p text:style-name="P140"><text:span text:style-name="T12">Les </text:span><text:span text:style-name="Strong_20_Emphasis"><text:span text:style-name="T12">contraintes</text:span></text:span><text:span text:style-name="T12"> définissent des règles sur les données, telles que l'unicité ou l'intégrité référentielle.</text:span></text:p>
        </text:list-item>
        <text:list-item>
          <text:p text:style-name="P141"><text:span text:style-name="T12">Les </text:span><text:span text:style-name="Strong_20_Emphasis"><text:span text:style-name="T12">fonctions</text:span></text:span><text:span text:style-name="T12"> et </text:span><text:span text:style-name="Strong_20_Emphasis"><text:span text:style-name="T12">déclencheurs</text:span></text:span><text:span text:style-name="T12"> automatisent certaines actions en fonction d'événements dans la base de données.</text:span></text:p>
        </text:list-item>
      </text:list>
      <text:h text:style-name="P21" text:outline-level="3"><text:soft-page-break/><text:span text:style-name="T12">3. </text:span><text:span text:style-name="Strong_20_Emphasis"><text:span text:style-name="T12">Importance des Instances et Schémas</text:span></text:span></text:h>
      <text:list xml:id="list4228817755" text:style-name="L71">
        <text:list-item>
          <text:p text:style-name="P142"><text:span text:style-name="Strong_20_Emphasis"><text:span text:style-name="T12">Instances</text:span></text:span><text:span text:style-name="T12"> : Elles permettent d'organiser plusieurs bases de données sur un seul serveur tout en maintenant leur indépendance. Cela garantit des environnements de base de données isolés.</text:span></text:p>
        </text:list-item>
        <text:list-item>
          <text:p text:style-name="P143"><text:span text:style-name="Strong_20_Emphasis"><text:span text:style-name="T12">Schémas</text:span></text:span><text:span text:style-name="T12"> : Ils facilitent la gestion des objets en les regroupant logiquement et permettent d'éviter les conflits de noms d'objets. Par exemple, deux tables de ventes dans différents schémas (interne et externe) peuvent coexister sans problème.</text:span></text:p>
        </text:list-item>
      </text:list>
      <text:h text:style-name="P21" text:outline-level="3"><text:span text:style-name="T12">4. </text:span><text:span text:style-name="Strong_20_Emphasis"><text:span text:style-name="T12">Partitionnement de Bases de Données</text:span></text:span></text:h>
      <text:list xml:id="list1246631839" text:style-name="L72">
        <text:list-item>
          <text:p text:style-name="P144"><text:span text:style-name="T12">Pour les grandes quantités de données, les tables peuvent être divisées en </text:span><text:span text:style-name="Strong_20_Emphasis"><text:span text:style-name="T12">partitions</text:span></text:span><text:span text:style-name="T12"> logiques. Cela permet de répartir les données pour améliorer les performances, notamment dans les scénarios d'entreposage de données.</text:span></text:p>
        </text:list-item>
      </text:list>
      <text:h text:style-name="P21" text:outline-level="3"><text:span text:style-name="T12">5. </text:span><text:span text:style-name="Strong_20_Emphasis"><text:span text:style-name="T12">Méthodes de Gestion des Objets</text:span></text:span></text:h>
      <text:list xml:id="list932131898" text:style-name="L73">
        <text:list-item>
          <text:p text:style-name="P145"><text:span text:style-name="T12">Les objets de base de données peuvent être créés et gérés via des interfaces graphiques, des scripts SQL, ou des APIs. Les commandes SQL telles que </text:span><text:span text:style-name="Source_20_Text"><text:span text:style-name="T12">CREATE</text:span></text:span><text:span text:style-name="T12"> et </text:span><text:span text:style-name="Source_20_Text"><text:span text:style-name="T12">ALTER</text:span></text:span><text:span text:style-name="T12"> sont utilisées pour manipuler ces objets.</text:span></text:p>
        </text:list-item>
      </text:list>
      <text:p text:style-name="P26"/>
      <text:p text:style-name="P26"/>
      <text:p text:style-name="P26"/>
      <text:p text:style-name="P27"><text:span text:style-name="Strong_20_Emphasis"><text:span text:style-name="T1">Aperçu des Index : Amélioration des Performances des Bases de Données</text:span></text:span></text:p>
      <text:p text:style-name="P11">Dans cette vidéo, vous allez découvrir ce qu'est un index, comment il fonctionne, et ses avantages et inconvénients dans l'optimisation des performances des bases de données.</text:p>
      <text:h text:style-name="P9" text:outline-level="3">Qu'est-ce qu'un Index ?</text:h>
      <text:p text:style-name="P11">Un index est une structure de données qui permet de localiser rapidement des lignes spécifiques dans un tableau en fonction de certains critères. Il fonctionne comme le catalogue d'une bibliothèque, vous permettant de trouver rapidement un livre sans avoir à parcourir toutes les étagères. Dans une base de données, un index vous permet de rechercher des données plus efficacement en évitant de scanner l'intégralité d'une table.</text:p>
      <text:h text:style-name="P9" text:outline-level="3"><text:soft-page-break/>Avantages de l'Indexation</text:h>
      <text:list xml:id="list2830543999" text:style-name="L74">
        <text:list-item>
          <text:p text:style-name="P146"><text:span text:style-name="Strong_20_Emphasis"><text:span text:style-name="T2">Amélioration des performances des requêtes</text:span></text:span><text:span text:style-name="T2"> : Un index permet de localiser rapidement les lignes pertinentes sans avoir à parcourir chaque ligne d'une table.</text:span></text:p>
        </text:list-item>
        <text:list-item>
          <text:p text:style-name="P146"><text:span text:style-name="Strong_20_Emphasis"><text:span text:style-name="T2">Réduction du besoin de tri</text:span></text:span><text:span text:style-name="T2"> : Si les lignes doivent être renvoyées dans un ordre spécifique, l'indexation peut éliminer le besoin de les trier après extraction.</text:span></text:p>
        </text:list-item>
        <text:list-item>
          <text:p text:style-name="P147"><text:span text:style-name="Strong_20_Emphasis"><text:span text:style-name="T2">Unicité des lignes garantie</text:span></text:span><text:span text:style-name="T2"> : Si un index est défini avec la clause </text:span><text:span text:style-name="Source_20_Text"><text:span text:style-name="T2">UNIQUE</text:span></text:span><text:span text:style-name="T2">, cela empêche l'insertion de doublons dans les colonnes indexées.</text:span></text:p>
        </text:list-item>
      </text:list>
      <text:h text:style-name="P9" text:outline-level="3">Inconvénients de l'Indexation</text:h>
      <text:list xml:id="list150735068" text:style-name="L75">
        <text:list-item>
          <text:p text:style-name="P148"><text:span text:style-name="Strong_20_Emphasis"><text:span text:style-name="T2">Utilisation de l'espace disque</text:span></text:span><text:span text:style-name="T2"> : Chaque index occupe de l'espace disque supplémentaire.</text:span></text:p>
        </text:list-item>
        <text:list-item>
          <text:p text:style-name="P149"><text:span text:style-name="Strong_20_Emphasis"><text:span text:style-name="T2">Ralentissement des opérations d'insertion, de mise à jour et de suppression</text:span></text:span><text:span text:style-name="T2"> : Comme les lignes d'un tableau indexé sont triées selon l'index, ces opérations peuvent prendre plus de temps qu'avec une table non indexée.</text:span></text:p>
        </text:list-item>
      </text:list>
      <text:p text:style-name="P26"/>
      <text:p text:style-name="P26"/>
      <text:p text:style-name="P26"/>
      <text:p text:style-name="P26"/>
      <text:h text:style-name="P28" text:outline-level="3">Introduction à la Normalisation</text:h>
      <text:p text:style-name="Text_20_body"><text:span text:style-name="T2">Lorsque vous stockez des données dans une base de données, comme des informations sur des livres dans une librairie, vous rencontrerez probablement des problèmes de </text:span><text:span text:style-name="Strong_20_Emphasis"><text:span text:style-name="T2">duplication</text:span></text:span><text:span text:style-name="T2"> et </text:span><text:span text:style-name="Strong_20_Emphasis"><text:span text:style-name="T2">d'incohérence</text:span></text:span><text:span text:style-name="T2">. Ces duplications peuvent rendre la gestion des données plus difficile, car une mise à jour doit être effectuée à plusieurs endroits.</text:span></text:p>
      <text:p text:style-name="Text_20_body"><text:span text:style-name="T2">La </text:span><text:span text:style-name="Strong_20_Emphasis"><text:span text:style-name="T2">normalisation</text:span></text:span><text:span text:style-name="T2"> est une méthode qui vise à organiser les données pour réduire les redondances, souvent en </text:span><text:span text:style-name="Strong_20_Emphasis"><text:span text:style-name="T2">divisant des tables volumineuses</text:span></text:span><text:span text:style-name="T2"> en tables plus petites et liées. Cela améliore l'</text:span><text:span text:style-name="Strong_20_Emphasis"><text:span text:style-name="T2">intégrité des données</text:span></text:span><text:span text:style-name="T2"> et optimise les opérations de mises à jour, suppressions et ajouts.</text:span></text:p>
      <text:h text:style-name="P8" text:outline-level="3">Première forme normale (1NF)</text:h>
      <text:p text:style-name="Text_20_body"><text:span text:style-name="T2">La </text:span><text:span text:style-name="Strong_20_Emphasis"><text:span text:style-name="T2">1NF</text:span></text:span><text:span text:style-name="T2"> impose deux règles principales :</text:span></text:p>
      <text:list xml:id="list3599327417" text:style-name="L76">
        <text:list-item>
          <text:p text:style-name="P190"><text:span text:style-name="T2">Chaque ligne de la table doit être </text:span><text:span text:style-name="Strong_20_Emphasis"><text:span text:style-name="T2">unique</text:span></text:span><text:span text:style-name="T2">.</text:span></text:p>
        </text:list-item>
        <text:list-item>
          <text:p text:style-name="P189"><text:span text:style-name="T2">Chaque cellule ne doit contenir qu'</text:span><text:span text:style-name="Strong_20_Emphasis"><text:span text:style-name="T2">une seule valeur</text:span></text:span><text:span text:style-name="T2">.</text:span></text:p>
        </text:list-item>
      </text:list>
      <text:p text:style-name="Text_20_body"><text:span text:style-name="Strong_20_Emphasis"><text:span text:style-name="T2">Exemple :</text:span></text:span><text:span text:style-name="T2"> Considérons un tableau de livres contenant les titres, formats et auteurs. Si plusieurs formats sont enregistrés dans une seule cellule (par exemple, "broché, relié"), ce tableau n'est pas en 1NF. Pour le normaliser, vous créez une nouvelle ligne </text:span><text:soft-page-break/><text:span text:style-name="T2">pour chaque format du même livre, garantissant que chaque cellule contient une seule entrée. Le tableau est alors en </text:span><text:span text:style-name="Strong_20_Emphasis"><text:span text:style-name="T2">1NF</text:span></text:span><text:span text:style-name="T2">.</text:span></text:p>
      <text:h text:style-name="P8" text:outline-level="3">Deuxième forme normale (2NF)</text:h>
      <text:p text:style-name="Text_20_body"><text:span text:style-name="T2">Pour qu'une table soit en </text:span><text:span text:style-name="Strong_20_Emphasis"><text:span text:style-name="T2">2NF</text:span></text:span><text:span text:style-name="T2">, elle doit d'abord être en </text:span><text:span text:style-name="Strong_20_Emphasis"><text:span text:style-name="T2">1NF</text:span></text:span><text:span text:style-name="T2">. Ensuite, il faut :</text:span></text:p>
      <text:list xml:id="list402787973" text:style-name="L77">
        <text:list-item>
          <text:p text:style-name="P192"><text:span text:style-name="Strong_20_Emphasis"><text:span text:style-name="T2">Séparer les groupes de valeurs</text:span></text:span><text:span text:style-name="T2"> qui se répètent dans plusieurs lignes en créant des tables distinctes.</text:span></text:p>
        </text:list-item>
        <text:list-item>
          <text:p text:style-name="P191"><text:span text:style-name="T2">Assurer que chaque table résultante a une relation avec une </text:span><text:span text:style-name="Strong_20_Emphasis"><text:span text:style-name="T2">clé primaire</text:span></text:span><text:span text:style-name="T2">.</text:span></text:p>
        </text:list-item>
      </text:list>
      <text:p text:style-name="Text_20_body"><text:span text:style-name="Strong_20_Emphasis"><text:span text:style-name="T2">Exemple :</text:span></text:span><text:span text:style-name="T2"> Un livre peut être disponible en plusieurs formats (broché, relié). Dans la table initiale, chaque livre est répertorié plusieurs fois, ce qui entraîne une duplication des informations. Pour respecter la 2NF, vous séparez les informations sur les formats dans une nouvelle table et liez cette table avec la table des livres via une </text:span><text:span text:style-name="Strong_20_Emphasis"><text:span text:style-name="T2">clé primaire</text:span></text:span><text:span text:style-name="T2"> (comme l'ID du livre). Cela évite la redondance des données et permet une mise à jour plus efficace.</text:span></text:p>
      <text:h text:style-name="P8" text:outline-level="3">Troisième forme normale (3NF)</text:h>
      <text:p text:style-name="Text_20_body"><text:span text:style-name="T2">La </text:span><text:span text:style-name="Strong_20_Emphasis"><text:span text:style-name="T2">3NF</text:span></text:span><text:span text:style-name="T2"> impose que la table soit déjà en </text:span><text:span text:style-name="Strong_20_Emphasis"><text:span text:style-name="T2">1NF</text:span></text:span><text:span text:style-name="T2"> et </text:span><text:span text:style-name="Strong_20_Emphasis"><text:span text:style-name="T2">2NF</text:span></text:span><text:span text:style-name="T2">, et ajoute une règle supplémentaire :</text:span></text:p>
      <text:list xml:id="list731046279" text:style-name="L78">
        <text:list-item>
          <text:p text:style-name="P193"><text:span text:style-name="Strong_20_Emphasis"><text:span text:style-name="T2">Supprimer toutes les colonnes</text:span></text:span><text:span text:style-name="T2"> qui ne dépendent pas directement de la clé primaire.</text:span></text:p>
        </text:list-item>
      </text:list>
      <text:p text:style-name="Text_20_body"><text:span text:style-name="Strong_20_Emphasis"><text:span text:style-name="T2">Exemple :</text:span></text:span><text:span text:style-name="T2"> Si une table contient des informations sur l'éditeur et l'emplacement de ses entrepôts, ces informations dépendent de l'éditeur et non de l'ID du livre (clé primaire). Pour respecter la 3NF, vous déplacez ces informations dans une table distincte dédiée à l'éditeur, garantissant que chaque colonne dépend uniquement de la clé primaire du tableau auquel elle appartient.</text:span></text:p>
      <text:p text:style-name="P26"/>
      <text:p text:style-name="P26"/>
      <text:h text:style-name="P28" text:outline-level="3">Récapitulatif des contraintes du modèle relationnel :</text:h>
      <text:list xml:id="list2726599614" text:style-name="L79">
        <text:list-item>
          <text:p text:style-name="P195"><text:span text:style-name="Strong_20_Emphasis"><text:span text:style-name="T2">Contrainte d'intégrité d'entité</text:span></text:span><text:span text:style-name="T2"> : Garantit que chaque ligne d'une table est unique grâce à une clé primaire.</text:span></text:p>
        </text:list-item>
        <text:list-item>
          <text:p text:style-name="P195"><text:span text:style-name="Strong_20_Emphasis"><text:span text:style-name="T2">Contrainte d'intégrité référentielle</text:span></text:span><text:span text:style-name="T2"> : Assure que les relations entre les tables sont valides grâce aux clés étrangères.</text:span></text:p>
        </text:list-item>
        <text:list-item>
          <text:p text:style-name="P195"><text:span text:style-name="Strong_20_Emphasis"><text:span text:style-name="T2">Contrainte d'intégrité sémantique</text:span></text:span><text:span text:style-name="T2"> : Vérifie que les données ont un sens correct.</text:span></text:p>
        </text:list-item>
        <text:list-item>
          <text:p text:style-name="P195"><text:span text:style-name="Strong_20_Emphasis"><text:span text:style-name="T2">Contrainte de domaine</text:span></text:span><text:span text:style-name="T2"> : Implique que les données suivent un format ou un type défini.</text:span></text:p>
        </text:list-item>
        <text:list-item>
          <text:p text:style-name="P195"><text:soft-page-break/><text:span text:style-name="Strong_20_Emphasis"><text:span text:style-name="T2">Contrainte nulle</text:span></text:span><text:span text:style-name="T2"> : Garantit que certaines colonnes ne peuvent pas accepter de valeurs nulles.</text:span></text:p>
        </text:list-item>
        <text:list-item>
          <text:p text:style-name="P194"><text:span text:style-name="Strong_20_Emphasis"><text:span text:style-name="T2">Contrainte de contrôle</text:span></text:span><text:span text:style-name="T2"> : Limite les valeurs acceptées par une colonne.</text:span></text:p>
        </text:list-item>
      </text:list>
      <text:p text:style-name="P26"/>
      <text:p text:style-name="P26"/>
      <text:h text:style-name="P28" text:outline-level="3">Points Clés sur MySQL :</text:h>
      <text:list xml:id="list2657272160" text:style-name="L80">
        <text:list-item>
          <text:p text:style-name="P196"><text:span text:style-name="Strong_20_Emphasis"><text:span text:style-name="T12">Définition :</text:span></text:span></text:p>
          <text:list>
            <text:list-item>
              <text:p text:style-name="P198">MySQL est un système de gestion de bases de données relationnelles (SGBDR) open source, permettant la création, la gestion et l'interaction avec des bases de données.</text:p>
            </text:list-item>
          </text:list>
        </text:list-item>
        <text:list-item>
          <text:p text:style-name="P196"><text:span text:style-name="Strong_20_Emphasis"><text:span text:style-name="T12">Options de Déploiement :</text:span></text:span></text:p>
          <text:list>
            <text:list-item>
              <text:p text:style-name="P198">Disponible en plusieurs éditions :</text:p>
              <text:list>
                <text:list-item>
                  <text:p text:style-name="P197"><text:span text:style-name="Strong_20_Emphasis"><text:span text:style-name="T12">Édition communautaire</text:span></text:span><text:span text:style-name="T12"> : gratuite, sous licence publique générale GNU.</text:span></text:p>
                </text:list-item>
                <text:list-item>
                  <text:p text:style-name="P197"><text:span text:style-name="Strong_20_Emphasis"><text:span text:style-name="T12">Éditions commerciales</text:span></text:span><text:span text:style-name="T12"> : standard, entreprise, et cluster, avec des fonctionnalités supplémentaires.</text:span></text:p>
                </text:list-item>
                <text:list-item>
                  <text:p text:style-name="P197"><text:span text:style-name="Strong_20_Emphasis"><text:span text:style-name="T12">Cloud</text:span></text:span><text:span text:style-name="T12"> : options de déploiement dans des services comme IBM Cloud, Amazon RDS, Azure, et Google Cloud SQL.</text:span></text:p>
                </text:list-item>
              </text:list>
            </text:list-item>
          </text:list>
        </text:list-item>
        <text:list-item>
          <text:p text:style-name="P196"><text:span text:style-name="Strong_20_Emphasis"><text:span text:style-name="T12">Applications Pratiques :</text:span></text:span></text:p>
          <text:list>
            <text:list-item>
              <text:p text:style-name="P198">Utilisé par des sites Web à grande échelle comme Facebook, YouTube et Twitter.</text:p>
            </text:list-item>
            <text:list-item>
              <text:p text:style-name="P198">Choix privilégié pour des plateformes de commerce électronique (Shopify, Magento, WooCommerce).</text:p>
            </text:list-item>
            <text:list-item>
              <text:p text:style-name="P199">Populaire auprès des PME pour des applications internes, CRM, et logiciels de comptabilité.</text:p>
            </text:list-item>
          </text:list>
        </text:list-item>
      </text:list>
      <text:h text:style-name="P25" text:outline-level="3">Outils d'Administration :</text:h>
      <text:list xml:id="list3659058302" text:style-name="L81">
        <text:list-item>
          <text:p text:style-name="P202"><text:span text:style-name="Strong_20_Emphasis"><text:span text:style-name="T12">Interface de Ligne de Commande (ILC) MySQL :</text:span></text:span></text:p>
          <text:list>
            <text:list-item>
              <text:p text:style-name="P200">Permet d'interagir avec le serveur MySQL par des commandes.</text:p>
            </text:list-item>
            <text:list-item>
              <text:p text:style-name="P200">Utilisé pour la gestion des autorisations, le dépannage, et la configuration du serveur.</text:p>
            </text:list-item>
          </text:list>
        </text:list-item>
        <text:list-item>
          <text:p text:style-name="P202"><text:span text:style-name="Strong_20_Emphasis"><text:span text:style-name="T12">MySQL Workbench :</text:span></text:span></text:p>
          <text:list>
            <text:list-item>
              <text:p text:style-name="P200">Application de bureau pour le développement, l'administration, et la conception de bases de données.</text:p>
            </text:list-item>
            <text:list-item>
              <text:p text:style-name="P200">Offre une interface graphique pour la gestion des schémas, la surveillance des performances, et l'importation/exportation de données.</text:p>
            </text:list-item>
          </text:list>
        </text:list-item>
        <text:list-item>
          <text:p text:style-name="P202"><text:soft-page-break/><text:span text:style-name="Strong_20_Emphasis"><text:span text:style-name="T12">phpMyAdmin :</text:span></text:span></text:p>
          <text:list>
            <text:list-item>
              <text:p text:style-name="P200">Interface graphique Web pour gérer les bases de données MySQL.</text:p>
            </text:list-item>
            <text:list-item>
              <text:p text:style-name="P200">Populaire chez les fournisseurs d'hébergement et pour les utilisateurs ayant une expertise technique limitée.</text:p>
            </text:list-item>
            <text:list-item>
              <text:p text:style-name="P201">Intégré dans divers systèmes de gestion de contenu (CMS) comme WordPress et Drupal.</text:p>
            </text:list-item>
          </text:list>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1:34:55.434182602</meta:creation-date>
    <dc:date>2024-10-08T21:48:12.229845201</dc:date>
    <meta:editing-duration>PT1H39M20S</meta:editing-duration>
    <meta:editing-cycles>4</meta:editing-cycles>
    <meta:generator>LibreOffice/7.3.7.2$Linux_X86_64 LibreOffice_project/30$Build-2</meta:generator>
    <meta:document-statistic meta:table-count="0" meta:image-count="0" meta:object-count="0" meta:page-count="25" meta:paragraph-count="476" meta:word-count="6350" meta:character-count="39335" meta:non-whitespace-character-count="33796"/>
  </office:meta>
</office:document-meta>
</file>